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Calibri" svg:font-family="Calibri"/>
    <style:font-face style:name="Arial3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93mm"/>
    </style:style>
    <style:style style:name="co2" style:family="table-column">
      <style:table-column-properties fo:break-before="auto" style:column-width="16.67mm"/>
    </style:style>
    <style:style style:name="co3" style:family="table-column">
      <style:table-column-properties fo:break-before="auto" style:column-width="28.31mm"/>
    </style:style>
    <style:style style:name="co4" style:family="table-column">
      <style:table-column-properties fo:break-before="auto" style:column-width="26.99mm"/>
    </style:style>
    <style:style style:name="co5" style:family="table-column">
      <style:table-column-properties fo:break-before="auto" style:column-width="46.99mm"/>
    </style:style>
    <style:style style:name="co6" style:family="table-column">
      <style:table-column-properties fo:break-before="auto" style:column-width="49.18mm"/>
    </style:style>
    <style:style style:name="co7" style:family="table-column">
      <style:table-column-properties fo:break-before="auto" style:column-width="53.52mm"/>
    </style:style>
    <style:style style:name="co8" style:family="table-column">
      <style:table-column-properties fo:break-before="auto" style:column-width="16.9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31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Normal_20_5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3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2" style:family="table-cell" style:parent-style-name="Normal_20_2_20_2">
      <style:table-cell-properties fo:border-bottom="0.06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3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3" style:family="table-cell" style:parent-style-name="Normal_20_2_20_2">
      <style:table-cell-properties fo:border-bottom="2.49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3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Arial2" fo:font-size="12pt" style:font-size-asian="12pt" style:font-size-complex="12pt"/>
    </style:style>
    <style:style style:name="ce5" style:family="table-cell" style:parent-style-name="Normal_20_2_20_2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fo:color="#000000" style:font-name="Arial" fo:font-size="12pt" style:font-name-asian="Arial" style:font-size-asian="12pt" style:font-name-complex="Arial" style:font-size-complex="12pt"/>
    </style:style>
    <style:style style:name="ce6" style:family="table-cell" style:parent-style-name="Normal_20_2_20_2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Arial" fo:font-size="12pt" style:font-name-asian="Arial" style:font-size-asian="12pt" style:font-name-complex="Arial" style:font-size-complex="12pt"/>
    </style:style>
    <style:style style:name="ce7" style:family="table-cell" style:parent-style-name="Normal_20_2_20_2" style:data-style-name="N0">
      <style:table-cell-properties fo:border-bottom="2.49pt solid #000000" style:cell-protect="protected" style:print-content="tru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Arial" fo:font-size="12pt" style:font-name-asian="Arial" style:font-size-asian="12pt" style:font-name-complex="Arial" style:font-size-complex="12pt"/>
    </style:style>
    <style:style style:name="ce8" style:family="table-cell" style:parent-style-name="Normal_20_2_20_2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Arial" fo:font-size="12pt" style:font-name-asian="Arial" style:font-size-asian="12pt" style:font-name-complex="Arial" style:font-size-complex="12pt"/>
    </style:style>
    <style:style style:name="ce9" style:family="table-cell" style:parent-style-name="Default" style:data-style-name="N0"/>
    <style:style style:name="ce10" style:family="table-cell" style:parent-style-name="Normal_20_5" style:data-style-name="N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style:font-name="Arial3" fo:font-size="12pt" style:font-name-asian="Arial" style:font-size-asian="12pt" style:font-name-complex="Arial" style:font-size-complex="12pt"/>
    </style:style>
    <style:style style:name="ce11" style:family="table-cell" style:parent-style-name="Normal_20_5" style:data-style-name="N0">
      <style:table-cell-properties fo:border-bottom="2.01pt solid #000000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style:font-name="Arial3" fo:font-size="12pt" style:font-name-asian="Arial" style:font-size-asian="12pt" style:font-name-complex="Arial" style:font-size-complex="12pt"/>
    </style:style>
    <style:style style:name="ce12" style:family="table-cell" style:parent-style-name="Normal_20_5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  <style:text-properties fo:color="#000000" style:font-name="Arial3" fo:font-size="12pt" style:font-name-asian="Arial" style:font-size-asian="12pt" style:font-name-complex="Arial" style:font-size-complex="12pt"/>
    </style:style>
    <style:style style:name="ce13" style:family="table-cell" style:parent-style-name="Normal_20_5" style:data-style-name="N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font-name="Arial3" fo:font-size="12pt" style:font-name-asian="Arial" style:font-size-asian="12pt" style:font-name-complex="Arial" style:font-size-complex="12pt"/>
    </style:style>
    <style:style style:name="ce14" style:family="table-cell" style:parent-style-name="Normal_20_5" style:data-style-name="N0">
      <style:table-cell-properties fo:border-bottom="2.49pt solid #000000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fo:color="#000000" style:font-name="Arial3" fo:font-size="12pt" style:font-name-asian="Arial" style:font-size-asian="12pt" style:font-name-complex="Arial" style:font-size-complex="12pt"/>
    </style:style>
    <style:style style:name="ce15" style:family="table-cell" style:parent-style-name="Normal_20_5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3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6" style:family="table-cell" style:parent-style-name="Normal_20_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3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7" style:family="table-cell" style:parent-style-name="Normal_20_5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3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8" style:family="table-cell" style:parent-style-name="Normal_20_5" style:data-style-name="N0">
      <style:table-cell-properties fo:border-bottom="2.01pt solid #000000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fo:color="#000000" style:font-name="Arial3" fo:font-size="12pt" style:font-name-asian="Arial" style:font-size-asian="12pt" style:font-name-complex="Arial" style:font-size-complex="12pt"/>
    </style:style>
    <style:style style:name="ce19" style:family="table-cell" style:parent-style-name="Normal_20_5" style:data-style-name="N2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style:font-name="Arial3" fo:font-size="12pt" style:font-name-asian="Arial" style:font-size-asian="12pt" style:font-name-complex="Arial" style:font-size-complex="12pt"/>
    </style:style>
    <style:style style:name="ce20" style:family="table-cell" style:parent-style-name="Separador_20_de_20_milhares_20_3" style:data-style-name="N11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ff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21" style:family="table-cell" style:parent-style-name="Separador_20_de_20_milhares_20_3" style:data-style-name="N11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8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22" style:family="table-cell" style:parent-style-name="Separador_20_de_20_milhares_20_3" style:data-style-name="N10108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style:font-name="Arial" fo:font-size="12pt" style:font-name-asian="Arial" style:font-size-asian="12pt" style:font-name-complex="Arial" style:font-size-complex="12pt"/>
    </style:style>
    <style:style style:name="ce23" style:family="table-cell" style:parent-style-name="Separador_20_de_20_milhares_20_3" style:data-style-name="N10108">
      <style:table-cell-properties fo:border-bottom="2.01pt solid #000000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style:font-name="Arial" fo:font-size="12pt" style:font-name-asian="Arial" style:font-size-asian="12pt" style:font-name-complex="Arial" style:font-size-complex="12pt"/>
    </style:style>
    <style:style style:name="ce24" style:family="table-cell" style:parent-style-name="Separador_20_de_20_milhares_20_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3" fo:font-size="12pt" fo:font-style="normal" fo:text-shadow="none" style:text-underline-style="none" fo:font-weight="bold" style:font-size-asian="12pt" style:font-style-asian="normal" style:font-weight-asian="bold" style:font-name-complex="Arial3" style:font-size-complex="12pt" style:font-style-complex="normal" style:font-weight-complex="bold"/>
    </style:style>
    <style:style style:name="ce25" style:family="table-cell" style:parent-style-name="Separador_20_de_20_milhares_20_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8000" style:text-outline="false" style:text-line-through-style="none" style:text-line-through-type="none" style:font-name="Arial3" fo:font-size="12pt" fo:font-style="normal" fo:text-shadow="none" style:text-underline-style="none" fo:font-weight="bold" style:font-size-asian="12pt" style:font-style-asian="normal" style:font-weight-asian="bold" style:font-name-complex="Arial3" style:font-size-complex="12pt" style:font-style-complex="normal" style:font-weight-complex="bold"/>
    </style:style>
    <style:style style:name="ce26" style:family="table-cell" style:parent-style-name="Separador_20_de_20_milhares_20_3" style:data-style-name="N20156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3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27" style:family="table-cell" style:parent-style-name="Separador_20_de_20_milhares_20_3" style:data-style-name="N20156">
      <style:table-cell-properties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3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28" style:family="table-cell" style:parent-style-name="Normal_20_5" style:data-style-name="N2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  <style:text-properties fo:color="#000000" style:font-name="Arial3" fo:font-size="12pt" style:font-name-asian="Arial" style:font-size-asian="12pt" style:font-name-complex="Arial" style:font-size-complex="12pt"/>
    </style:style>
    <style:style style:name="ce29" style:family="table-cell" style:parent-style-name="Separador_20_de_20_milhares_20_3" style:data-style-name="N126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0000ff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30" style:family="table-cell" style:parent-style-name="Separador_20_de_20_milhares_20_3" style:data-style-name="N126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008000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31" style:family="table-cell" style:parent-style-name="Separador_20_de_20_milhares_20_3" style:data-style-name="N123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000000" style:font-name="Arial" fo:font-size="12pt" style:font-name-asian="Arial" style:font-size-asian="12pt" style:font-name-complex="Arial" style:font-size-complex="12pt"/>
    </style:style>
    <style:style style:name="ce32" style:family="table-cell" style:parent-style-name="Moeda" style:data-style-name="N0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fo:color="#000000" style:font-name="Arial" fo:font-size="12pt" style:font-name-asian="Arial" style:font-size-asian="12pt" style:font-name-complex="Arial" style:font-size-complex="12pt"/>
    </style:style>
    <style:style style:name="ce33" style:family="table-cell" style:parent-style-name="Normal_20_5" style:data-style-name="N2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3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34" style:family="table-cell" style:parent-style-name="Normal_20_5" style:data-style-name="N2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font-name="Arial3" fo:font-size="12pt" style:font-name-asian="Arial" style:font-size-asian="12pt" style:font-name-complex="Arial" style:font-size-complex="12pt"/>
    </style:style>
    <style:style style:name="ce35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2pt" style:font-name-asian="Arial" style:font-size-asian="12pt" style:font-name-complex="Arial" style:font-size-complex="12pt"/>
    </style:style>
    <style:style style:name="ce36" style:family="table-cell" style:parent-style-name="Moeda" style:data-style-name="N0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fo:color="#000000" style:font-name="Arial" fo:font-size="12pt" style:font-name-asian="Arial" style:font-size-asian="12pt" style:font-name-complex="Arial" style:font-size-complex="12pt"/>
    </style:style>
    <style:style style:name="ce37" style:family="table-cell" style:parent-style-name="Separador_20_de_20_milhares_20_3" style:data-style-name="N11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style:font-name="Arial" fo:font-size="12pt" style:font-name-asian="Arial" style:font-size-asian="12pt" style:font-name-complex="Arial" style:font-size-complex="12pt"/>
    </style:style>
    <style:style style:name="ce38" style:family="table-cell" style:parent-style-name="Separador_20_de_20_milhares_20_3" style:data-style-name="N110">
      <style:table-cell-properties fo:border-bottom="2.01pt solid #000000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style:font-name="Arial" fo:font-size="12pt" style:font-name-asian="Arial" style:font-size-asian="12pt" style:font-name-complex="Arial" style:font-size-complex="12pt"/>
    </style:style>
    <style:style style:name="ce39" style:family="table-cell" style:parent-style-name="Separador_20_de_20_milhares_20_3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3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40" style:family="table-cell" style:parent-style-name="Separador_20_de_20_milhares_20_3">
      <style:table-cell-properties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3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41" style:family="table-cell" style:parent-style-name="Separador_20_de_20_milhares_20_3" style:data-style-name="N126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000000" style:font-name="Arial" fo:font-size="12pt" style:font-name-asian="Arial" style:font-size-asian="12pt" style:font-name-complex="Arial" style:font-size-complex="12pt"/>
    </style:style>
    <style:style style:name="ce42" style:family="table-cell" style:parent-style-name="Separador_20_de_20_milhares_20_3" style:data-style-name="N126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fo:color="#000000" style:font-name="Arial" fo:font-size="12pt" style:font-name-asian="Arial" style:font-size-asian="12pt" style:font-name-complex="Arial" style:font-size-complex="12pt"/>
    </style:style>
    <style:style style:name="ce43" style:family="table-cell" style:parent-style-name="Default" style:data-style-name="N127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2pt" style:font-name-asian="Arial" style:font-size-asian="12pt" style:font-name-complex="Arial" style:font-size-complex="12pt"/>
    </style:style>
    <style:style style:name="ce44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Arial" fo:font-size="12pt" style:font-name-asian="Arial" style:font-size-asian="12pt" style:font-name-complex="Arial" style:font-size-complex="12pt"/>
    </style:style>
    <style:style style:name="ce45" style:family="table-cell" style:parent-style-name="Default" style:data-style-name="N4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Arial" fo:font-size="12pt" style:font-name-asian="Arial" style:font-size-asian="12pt" style:font-name-complex="Arial" style:font-size-complex="12pt"/>
    </style:style>
    <style:style style:name="ce46" style:family="table-cell" style:parent-style-name="Normal_20_5" style:data-style-name="N2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2.01pt solid #000000" fo:border-top="0.06pt solid #000000" style:vertical-align="automatic"/>
      <style:paragraph-properties fo:text-align="center"/>
      <style:text-properties style:font-name="Arial3" fo:font-size="12pt" style:font-name-asian="Arial" style:font-size-asian="12pt" style:font-name-complex="Arial" style:font-size-complex="12pt"/>
    </style:style>
    <style:style style:name="ce47" style:family="table-cell" style:parent-style-name="Separador_20_de_20_milhares_20_3" style:data-style-name="N11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2.01pt solid #000000" fo:border-top="0.06pt solid #000000" style:vertical-align="automatic"/>
      <style:paragraph-properties fo:text-align="center"/>
      <style:text-properties style:font-name="Arial" fo:font-size="12pt" style:font-name-asian="Arial" style:font-size-asian="12pt" style:font-name-complex="Arial" style:font-size-complex="12pt"/>
    </style:style>
    <style:style style:name="ce48" style:family="table-cell" style:parent-style-name="Separador_20_de_20_milhares_20_3" style:data-style-name="N110">
      <style:table-cell-properties fo:border-bottom="2.01pt solid #000000" style:cell-protect="protected" style:print-content="true" style:text-align-source="fix" style:repeat-content="false" fo:background-color="transparent" fo:border-left="0.06pt solid #000000" fo:border-right="2.01pt solid #000000" fo:border-top="0.06pt solid #000000" style:vertical-align="automatic"/>
      <style:paragraph-properties fo:text-align="center"/>
      <style:text-properties style:font-name="Arial" fo:font-size="12pt" style:font-name-asian="Arial" style:font-size-asian="12pt" style:font-name-complex="Arial" style:font-size-complex="12pt"/>
    </style:style>
    <style:style style:name="ce49" style:family="table-cell" style:parent-style-name="Separador_20_de_20_milhares_20_3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3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50" style:family="table-cell" style:parent-style-name="Separador_20_de_20_milhares_20_3">
      <style:table-cell-properties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3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51" style:family="table-cell" style:parent-style-name="Normal_20_5" style:data-style-name="N2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2.49pt solid #000000" fo:border-top="2.01pt solid #000000" style:vertical-align="automatic"/>
      <style:paragraph-properties fo:text-align="center"/>
      <style:text-properties fo:color="#000000" style:font-name="Arial3" fo:font-size="12pt" style:font-name-asian="Arial" style:font-size-asian="12pt" style:font-name-complex="Arial" style:font-size-complex="12pt"/>
    </style:style>
    <style:style style:name="ce52" style:family="table-cell" style:parent-style-name="Separador_20_de_20_milhares_20_3" style:data-style-name="N126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automatic"/>
      <style:paragraph-properties fo:text-align="center"/>
      <style:text-properties fo:color="#000000" style:font-name="Arial" fo:font-size="12pt" style:font-name-asian="Arial" style:font-size-asian="12pt" style:font-name-complex="Arial" style:font-size-complex="12pt"/>
    </style:style>
    <style:style style:name="ce53" style:family="table-cell" style:parent-style-name="Separador_20_de_20_milhares_20_3" style:data-style-name="N126">
      <style:table-cell-properties fo:border-bottom="2.49pt solid #000000" style:text-align-source="fix" style:repeat-content="false" fo:background-color="transparent" fo:border-left="0.06pt solid #000000" fo:border-right="2.49pt solid #000000" fo:border-top="0.06pt solid #000000" style:vertical-align="automatic"/>
      <style:paragraph-properties fo:text-align="center"/>
      <style:text-properties fo:color="#000000" style:font-name="Arial" fo:font-size="12pt" style:font-name-asian="Arial" style:font-size-asian="12pt" style:font-name-complex="Arial" style:font-size-complex="12pt"/>
    </style:style>
    <style:style style:name="ce54" style:family="table-cell" style:parent-style-name="Normal_20_5" style:data-style-name="N2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3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55" style:family="table-cell" style:parent-style-name="Normal_20_5" style:data-style-name="N2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2.01pt solid #000000" fo:border-top="0.06pt solid #000000" style:vertical-align="automatic"/>
      <style:paragraph-properties fo:text-align="center"/>
      <style:text-properties fo:color="#000000" style:font-name="Arial3" fo:font-size="12pt" style:font-name-asian="Arial" style:font-size-asian="12pt" style:font-name-complex="Arial" style:font-size-complex="12pt"/>
    </style:style>
    <style:style style:name="ce56" style:family="table-cell" style:parent-style-name="Default" style:data-style-name="N4">
      <style:table-cell-properties fo:border-bottom="0.06pt solid #000000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color="#000000" style:font-name="Arial" fo:font-size="12pt" style:font-name-asian="Arial" style:font-size-asian="12pt" style:font-name-complex="Arial" style:font-size-complex="12pt"/>
    </style:style>
    <style:style style:name="ce57" style:family="table-cell" style:parent-style-name="Default" style:data-style-name="N4">
      <style:table-cell-properties fo:border-bottom="2.01pt solid #000000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color="#000000" style:font-name="Arial" fo:font-size="12pt" style:font-name-asian="Arial" style:font-size-asian="12pt" style:font-name-complex="Arial" style:font-size-complex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ilha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2" table:number-columns-repeated="1015" table:default-cell-style-name="ce9"/>
        <table:table-column table:style-name="co8" table:default-cell-style-name="ce9"/>
        <table:table-column table:style-name="co8" table:default-cell-style-name="Default"/>
        <table:table-row table:style-name="ro1">
          <table:table-cell table:style-name="ce1" office:value-type="string" calcext:value-type="string">
            <text:p>2017 20H</text:p>
          </table:table-cell>
          <table:table-cell table:style-name="ce10" office:value-type="string" calcext:value-type="string">
            <text:p>Nível</text:p>
          </table:table-cell>
          <table:table-cell table:style-name="ce19" office:value-type="string" calcext:value-type="string">
            <text:p>Grad.</text:p>
          </table:table-cell>
          <table:table-cell table:style-name="ce19" office:value-type="string" calcext:value-type="string">
            <text:p>Aperf.</text:p>
          </table:table-cell>
          <table:table-cell table:style-name="ce19" office:value-type="string" calcext:value-type="string">
            <text:p>Espec ou Grad+RSC I</text:p>
          </table:table-cell>
          <table:table-cell table:style-name="ce19" office:value-type="string" calcext:value-type="string">
            <text:p>Mest ou Espec + RSC II</text:p>
          </table:table-cell>
          <table:table-cell table:style-name="ce46" office:value-type="string" calcext:value-type="string">
            <text:p>Dout ou Mest + RSC III 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ITULAR </text:p>
          </table:table-cell>
          <table:table-cell table:style-name="ce10" office:value-type="float" office:value="1" calcext:value-type="float">
            <text:p>1</text:p>
          </table:table-cell>
          <table:table-cell table:style-name="ce20" office:value-type="float" office:value="3821.10104964228" calcext:value-type="float">
            <text:p>3.821,10 </text:p>
          </table:table-cell>
          <table:table-cell table:style-name="ce20" office:value-type="float" office:value="4056.74931687439" calcext:value-type="float">
            <text:p>4.056,75 </text:p>
          </table:table-cell>
          <table:table-cell table:style-name="ce20" office:value-type="float" office:value="4402.58916910651" calcext:value-type="float">
            <text:p>4.402,59 </text:p>
          </table:table-cell>
          <table:table-cell table:style-name="ce20" office:value-type="float" office:value="5088.52364580285" calcext:value-type="float">
            <text:p>5.088,52 </text:p>
          </table:table-cell>
          <table:table-cell table:style-name="ce47" office:value-type="float" office:value="6230.04352281159" calcext:value-type="float">
            <text:p>6.230,04 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 IV</text:p>
          </table:table-cell>
          <table:table-cell table:style-name="ce10" office:value-type="float" office:value="4" calcext:value-type="float">
            <text:p>4</text:p>
          </table:table-cell>
          <table:table-cell table:style-name="ce21" office:value-type="float" office:value="3588.96108149298" calcext:value-type="float">
            <text:p>3.588,96 </text:p>
          </table:table-cell>
          <table:table-cell table:style-name="ce21" office:value-type="float" office:value="3816.80673306763" calcext:value-type="float">
            <text:p>3.816,81 </text:p>
          </table:table-cell>
          <table:table-cell table:style-name="ce21" office:value-type="float" office:value="4149.27567964228" calcext:value-type="float">
            <text:p>4.149,28 </text:p>
          </table:table-cell>
          <table:table-cell table:style-name="ce21" office:value-type="float" office:value="4619.54860436622" calcext:value-type="float">
            <text:p>4.619,55 </text:p>
          </table:table-cell>
          <table:table-cell table:style-name="ce47" office:value-type="float" office:value="5569.98109210144" calcext:value-type="float">
            <text:p>5.569,98 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 IV</text:p>
          </table:table-cell>
          <table:table-cell table:style-name="ce10" office:value-type="float" office:value="3" calcext:value-type="float">
            <text:p>3</text:p>
          </table:table-cell>
          <table:table-cell table:style-name="ce21" office:value-type="float" office:value="3490.44522835864" calcext:value-type="float">
            <text:p>3.490,45 </text:p>
          </table:table-cell>
          <table:table-cell table:style-name="ce21" office:value-type="float" office:value="3712.00809352657" calcext:value-type="float">
            <text:p>3.712,01 </text:p>
          </table:table-cell>
          <table:table-cell table:style-name="ce21" office:value-type="float" office:value="4040.8233136945" calcext:value-type="float">
            <text:p>4.040,82 </text:p>
          </table:table-cell>
          <table:table-cell table:style-name="ce21" office:value-type="float" office:value="4487.63963919829" calcext:value-type="float">
            <text:p>4.487,64 </text:p>
          </table:table-cell>
          <table:table-cell table:style-name="ce47" office:value-type="float" office:value="5406.00001028985" calcext:value-type="float">
            <text:p>5.406,00 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 IV</text:p>
          </table:table-cell>
          <table:table-cell table:style-name="ce10" office:value-type="float" office:value="2" calcext:value-type="float">
            <text:p>2</text:p>
          </table:table-cell>
          <table:table-cell table:style-name="ce21" office:value-type="float" office:value="3394.90410822946" calcext:value-type="float">
            <text:p>3.394,90 </text:p>
          </table:table-cell>
          <table:table-cell table:style-name="ce21" office:value-type="float" office:value="3610.40197339093" calcext:value-type="float">
            <text:p>3.610,40 </text:p>
          </table:table-cell>
          <table:table-cell table:style-name="ce21" office:value-type="float" office:value="3930.0061835524" calcext:value-type="float">
            <text:p>3.930,01 </text:p>
          </table:table-cell>
          <table:table-cell table:style-name="ce21" office:value-type="float" office:value="4359.80172403682" calcext:value-type="float">
            <text:p>4.359,80 </text:p>
          </table:table-cell>
          <table:table-cell table:style-name="ce47" office:value-type="float" office:value="5247.19911258639" calcext:value-type="float">
            <text:p>5.247,20 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 IV</text:p>
          </table:table-cell>
          <table:table-cell table:style-name="ce10" office:value-type="float" office:value="1" calcext:value-type="float">
            <text:p>1</text:p>
          </table:table-cell>
          <table:table-cell table:style-name="ce21" office:value-type="float" office:value="3302.24801964371" calcext:value-type="float">
            <text:p>3.302,25 </text:p>
          </table:table-cell>
          <table:table-cell table:style-name="ce21" office:value-type="float" office:value="3511.87240037589" calcext:value-type="float">
            <text:p>3.511,87 </text:p>
          </table:table-cell>
          <table:table-cell table:style-name="ce21" office:value-type="float" office:value="3826.39332110808" calcext:value-type="float">
            <text:p>3.826,39 </text:p>
          </table:table-cell>
          <table:table-cell table:style-name="ce21" office:value-type="float" office:value="4235.92457830464" calcext:value-type="float">
            <text:p>4.235,92 </text:p>
          </table:table-cell>
          <table:table-cell table:style-name="ce47" office:value-type="float" office:value="5093.41182556384" calcext:value-type="float">
            <text:p>5.093,41 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 III</text:p>
          </table:table-cell>
          <table:table-cell table:style-name="ce10" office:value-type="float" office:value="4" calcext:value-type="float">
            <text:p>4</text:p>
          </table:table-cell>
          <table:table-cell table:style-name="ce22" office:value-type="float" office:value="2868.56665671497" calcext:value-type="float">
            <text:p>2.868,57 </text:p>
          </table:table-cell>
          <table:table-cell table:style-name="ce37" office:value-type="float" office:value="3058.43888530071" calcext:value-type="float">
            <text:p>3.058,44 </text:p>
          </table:table-cell>
          <table:table-cell table:style-name="ce37" office:value-type="float" office:value="3141.35415888646" calcext:value-type="float">
            <text:p>3.141,35 </text:p>
          </table:table-cell>
          <table:table-cell table:style-name="ce37" office:value-type="float" office:value="3596.67319964371" calcext:value-type="float">
            <text:p>3.596,67 </text:p>
          </table:table-cell>
          <table:table-cell table:style-name="ce47" office:value-type="float" office:value="4269.13958545107" calcext:value-type="float">
            <text:p>4.269,14 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 III</text:p>
          </table:table-cell>
          <table:table-cell table:style-name="ce10" office:value-type="float" office:value="3" calcext:value-type="float">
            <text:p>3</text:p>
          </table:table-cell>
          <table:table-cell table:style-name="ce22" office:value-type="float" office:value="2810.78002472593" calcext:value-type="float">
            <text:p>2.810,78 </text:p>
          </table:table-cell>
          <table:table-cell table:style-name="ce37" office:value-type="float" office:value="2989.61209721223" calcext:value-type="float">
            <text:p>2.989,61 </text:p>
          </table:table-cell>
          <table:table-cell table:style-name="ce37" office:value-type="float" office:value="3072.55732969852" calcext:value-type="float">
            <text:p>3.072,56 </text:p>
          </table:table-cell>
          <table:table-cell table:style-name="ce37" office:value-type="float" office:value="3498.18992715741" calcext:value-type="float">
            <text:p>3.498,19 </text:p>
          </table:table-cell>
          <table:table-cell table:style-name="ce47" office:value-type="float" office:value="4135.67629081834" calcext:value-type="float">
            <text:p>4.135,68 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 III</text:p>
          </table:table-cell>
          <table:table-cell table:style-name="ce10" office:value-type="float" office:value="2" calcext:value-type="float">
            <text:p>2</text:p>
          </table:table-cell>
          <table:table-cell table:style-name="ce22" office:value-type="float" office:value="2754.69275665955" calcext:value-type="float">
            <text:p>2.754,69 </text:p>
          </table:table-cell>
          <table:table-cell table:style-name="ce37" office:value-type="float" office:value="2926.42313424252" calcext:value-type="float">
            <text:p>2.926,42 </text:p>
          </table:table-cell>
          <table:table-cell table:style-name="ce37" office:value-type="float" office:value="3003.5073518255" calcext:value-type="float">
            <text:p>3.003,51 </text:p>
          </table:table-cell>
          <table:table-cell table:style-name="ce37" office:value-type="float" office:value="3403.79526957443" calcext:value-type="float">
            <text:p>3.403,80 </text:p>
          </table:table-cell>
          <table:table-cell table:style-name="ce47" office:value-type="float" office:value="4046.03280636379" calcext:value-type="float">
            <text:p>4.046,03 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 III</text:p>
          </table:table-cell>
          <table:table-cell table:style-name="ce10" office:value-type="float" office:value="1" calcext:value-type="float">
            <text:p>1</text:p>
          </table:table-cell>
          <table:table-cell table:style-name="ce22" office:value-type="float" office:value="2648.55130928803" calcext:value-type="float">
            <text:p>2.648,55 </text:p>
          </table:table-cell>
          <table:table-cell table:style-name="ce37" office:value-type="float" office:value="2765.95963100243" calcext:value-type="float">
            <text:p>2.765,96 </text:p>
          </table:table-cell>
          <table:table-cell table:style-name="ce37" office:value-type="float" office:value="2886.06347771683" calcext:value-type="float">
            <text:p>2.886,06 </text:p>
          </table:table-cell>
          <table:table-cell table:style-name="ce37" office:value-type="float" office:value="3276.52797286003" calcext:value-type="float">
            <text:p>3.276,53 </text:p>
          </table:table-cell>
          <table:table-cell table:style-name="ce47" office:value-type="float" office:value="3910.90612650364" calcext:value-type="float">
            <text:p>3.910,91 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 II</text:p>
          </table:table-cell>
          <table:table-cell table:style-name="ce10" office:value-type="float" office:value="2" calcext:value-type="float">
            <text:p>2</text:p>
          </table:table-cell>
          <table:table-cell table:style-name="ce22" office:value-type="float" office:value="2490.24363468059" calcext:value-type="float">
            <text:p>2.490,24 </text:p>
          </table:table-cell>
          <table:table-cell table:style-name="ce37" office:value-type="float" office:value="2601.84831341462" calcext:value-type="float">
            <text:p>2.601,85 </text:p>
          </table:table-cell>
          <table:table-cell table:style-name="ce37" office:value-type="float" office:value="2719.84840214865" calcext:value-type="float">
            <text:p>2.719,85 </text:p>
          </table:table-cell>
          <table:table-cell table:style-name="ce37" office:value-type="float" office:value="3087.28936835074" calcext:value-type="float">
            <text:p>3.087,29 </text:p>
          </table:table-cell>
          <table:table-cell table:style-name="ce47" office:value-type="float" office:value="3719.58016012194" calcext:value-type="float">
            <text:p>3.719,58 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 II</text:p>
          </table:table-cell>
          <table:table-cell table:style-name="ce10" office:value-type="float" office:value="1" calcext:value-type="float">
            <text:p>1</text:p>
          </table:table-cell>
          <table:table-cell table:style-name="ce22" office:value-type="float" office:value="2432.87838612438" calcext:value-type="float">
            <text:p>2.432,88 </text:p>
          </table:table-cell>
          <table:table-cell table:style-name="ce37" office:value-type="float" office:value="2542.15279968059" calcext:value-type="float">
            <text:p>2.542,15 </text:p>
          </table:table-cell>
          <table:table-cell table:style-name="ce37" office:value-type="float" office:value="2643.73204323681" calcext:value-type="float">
            <text:p>2.643,73 </text:p>
          </table:table-cell>
          <table:table-cell table:style-name="ce37" office:value-type="float" office:value="3018.08078390547" calcext:value-type="float">
            <text:p>3.018,08 </text:p>
          </table:table-cell>
          <table:table-cell table:style-name="ce47" office:value-type="float" office:value="3625.04093702089" calcext:value-type="float">
            <text:p>3.625,04 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D I</text:p>
          </table:table-cell>
          <table:table-cell table:style-name="ce10" office:value-type="float" office:value="2" calcext:value-type="float">
            <text:p>2</text:p>
          </table:table-cell>
          <table:table-cell table:style-name="ce22" office:value-type="float" office:value="2304.657973625" calcext:value-type="float">
            <text:p>2.304,66 </text:p>
          </table:table-cell>
          <table:table-cell table:style-name="ce37" office:value-type="float" office:value="2411.24082180625" calcext:value-type="float">
            <text:p>2.411,24 </text:p>
          </table:table-cell>
          <table:table-cell table:style-name="ce37" office:value-type="float" office:value="2504.3312749875" calcext:value-type="float">
            <text:p>2.504,33 </text:p>
          </table:table-cell>
          <table:table-cell table:style-name="ce37" office:value-type="float" office:value="2876.09237453125" calcext:value-type="float">
            <text:p>2.876,09 </text:p>
          </table:table-cell>
          <table:table-cell table:style-name="ce47" office:value-type="float" office:value="3470.31698520938" calcext:value-type="float">
            <text:p>3.470,32 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D I</text:p>
          </table:table-cell>
          <table:table-cell table:style-name="ce11" office:value-type="float" office:value="1" calcext:value-type="float">
            <text:p>1</text:p>
          </table:table-cell>
          <table:table-cell table:style-name="ce23" office:value-type="float" office:value="2236.3024675" calcext:value-type="float">
            <text:p>2.236,30 </text:p>
          </table:table-cell>
          <table:table-cell table:style-name="ce38" office:value-type="float" office:value="2337.203668625" calcext:value-type="float">
            <text:p>2.337,20 </text:p>
          </table:table-cell>
          <table:table-cell table:style-name="ce38" office:value-type="float" office:value="2425.37312975" calcext:value-type="float">
            <text:p>2.425,37 </text:p>
          </table:table-cell>
          <table:table-cell table:style-name="ce38" office:value-type="float" office:value="2777.150058125" calcext:value-type="float">
            <text:p>2.777,15 </text:p>
          </table:table-cell>
          <table:table-cell table:style-name="ce48" office:value-type="float" office:value="3377.4505104375" calcext:value-type="float">
            <text:p>3.377,45 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7 40H</text:p>
          </table:table-cell>
          <table:table-cell table:style-name="ce10" office:value-type="string" calcext:value-type="string">
            <text:p>Nível</text:p>
          </table:table-cell>
          <table:table-cell table:style-name="ce19" office:value-type="string" calcext:value-type="string">
            <text:p>Grad.</text:p>
          </table:table-cell>
          <table:table-cell table:style-name="ce19" office:value-type="string" calcext:value-type="string">
            <text:p>Aperf.</text:p>
          </table:table-cell>
          <table:table-cell table:style-name="ce19" office:value-type="string" calcext:value-type="string">
            <text:p>Espec ou Grad+RSC I</text:p>
          </table:table-cell>
          <table:table-cell table:style-name="ce19" office:value-type="string" calcext:value-type="string">
            <text:p>Mest ou Espec + RSC II</text:p>
          </table:table-cell>
          <table:table-cell table:style-name="ce46" office:value-type="string" calcext:value-type="string">
            <text:p>Dout ou Mest + RSC III 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ITULAR </text:p>
          </table:table-cell>
          <table:table-cell table:style-name="ce10" office:value-type="float" office:value="1" calcext:value-type="float">
            <text:p>1</text:p>
          </table:table-cell>
          <table:table-cell table:style-name="ce20" office:value-type="float" office:value="5444.81387749919" calcext:value-type="float">
            <text:p>5.444,81 </text:p>
          </table:table-cell>
          <table:table-cell table:style-name="ce20" office:value-type="float" office:value="5808.17497468663" calcext:value-type="float">
            <text:p>5.808,17 </text:p>
          </table:table-cell>
          <table:table-cell table:style-name="ce20" office:value-type="float" office:value="6233.17866687407" calcext:value-type="float">
            <text:p>6.233,18 </text:p>
          </table:table-cell>
          <table:table-cell table:style-name="ce20" office:value-type="float" office:value="7371.00598343639" calcext:value-type="float">
            <text:p>7.371,01 </text:p>
          </table:table-cell>
          <table:table-cell table:style-name="ce47" office:value-type="float" office:value="9954.08925265474" calcext:value-type="float">
            <text:p>9.954,09 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 IV</text:p>
          </table:table-cell>
          <table:table-cell table:style-name="ce10" office:value-type="float" office:value="4" calcext:value-type="float">
            <text:p>4</text:p>
          </table:table-cell>
          <table:table-cell table:style-name="ce21" office:value-type="float" office:value="5131.91602909017" calcext:value-type="float">
            <text:p>5.131,92 </text:p>
          </table:table-cell>
          <table:table-cell table:style-name="ce21" office:value-type="float" office:value="5478.97803789693" calcext:value-type="float">
            <text:p>5.478,98 </text:p>
          </table:table-cell>
          <table:table-cell table:style-name="ce21" office:value-type="float" office:value="5889.1596417037" calcext:value-type="float">
            <text:p>5.889,16 </text:p>
          </table:table-cell>
          <table:table-cell table:style-name="ce21" office:value-type="float" office:value="6847.36780812399" calcext:value-type="float">
            <text:p>6.847,37 </text:p>
          </table:table-cell>
          <table:table-cell table:style-name="ce47" office:value-type="float" office:value="9092.70662286795" calcext:value-type="float">
            <text:p>9.092,71 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 IV</text:p>
          </table:table-cell>
          <table:table-cell table:style-name="ce10" office:value-type="float" office:value="3" calcext:value-type="float">
            <text:p>3</text:p>
          </table:table-cell>
          <table:table-cell table:style-name="ce21" office:value-type="float" office:value="5000.47047970209" calcext:value-type="float">
            <text:p>5.000,47 </text:p>
          </table:table-cell>
          <table:table-cell table:style-name="ce21" office:value-type="float" office:value="5338.32210605475" calcext:value-type="float">
            <text:p>5.338,32 </text:p>
          </table:table-cell>
          <table:table-cell table:style-name="ce21" office:value-type="float" office:value="5744.8468474074" calcext:value-type="float">
            <text:p>5.744,85 </text:p>
          </table:table-cell>
          <table:table-cell table:style-name="ce21" office:value-type="float" office:value="6648.28399146537" calcext:value-type="float">
            <text:p>6.648,28 </text:p>
          </table:table-cell>
          <table:table-cell table:style-name="ce47" office:value-type="float" office:value="8782.68066025764" calcext:value-type="float">
            <text:p>8.782,68 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 IV</text:p>
          </table:table-cell>
          <table:table-cell table:style-name="ce10" office:value-type="float" office:value="2" calcext:value-type="float">
            <text:p>2</text:p>
          </table:table-cell>
          <table:table-cell table:style-name="ce21" office:value-type="float" office:value="4873.55732952124" calcext:value-type="float">
            <text:p>4.873,56 </text:p>
          </table:table-cell>
          <table:table-cell table:style-name="ce21" office:value-type="float" office:value="5196.97316736033" calcext:value-type="float">
            <text:p>5.196,97 </text:p>
          </table:table-cell>
          <table:table-cell table:style-name="ce21" office:value-type="float" office:value="5606.25440019942" calcext:value-type="float">
            <text:p>5.606,25 </text:p>
          </table:table-cell>
          <table:table-cell table:style-name="ce21" office:value-type="float" office:value="6486.5821537167" calcext:value-type="float">
            <text:p>6.486,58 </text:p>
          </table:table-cell>
          <table:table-cell table:style-name="ce47" office:value-type="float" office:value="8476.10107717081" calcext:value-type="float">
            <text:p>8.476,10 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 IV</text:p>
          </table:table-cell>
          <table:table-cell table:style-name="ce10" office:value-type="float" office:value="1" calcext:value-type="float">
            <text:p>1</text:p>
          </table:table-cell>
          <table:table-cell table:style-name="ce21" office:value-type="float" office:value="4795.93259550119" calcext:value-type="float">
            <text:p>4.795,93 </text:p>
          </table:table-cell>
          <table:table-cell table:style-name="ce21" office:value-type="float" office:value="5093.05425053878" calcext:value-type="float">
            <text:p>5.093,05 </text:p>
          </table:table-cell>
          <table:table-cell table:style-name="ce21" office:value-type="float" office:value="5500.25671557637" calcext:value-type="float">
            <text:p>5.500,26 </text:p>
          </table:table-cell>
          <table:table-cell table:style-name="ce21" office:value-type="float" office:value="6377.57541068914" calcext:value-type="float">
            <text:p>6.377,58 </text:p>
          </table:table-cell>
          <table:table-cell table:style-name="ce47" office:value-type="float" office:value="8334.07117343347" calcext:value-type="float">
            <text:p>8.334,07 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 III</text:p>
          </table:table-cell>
          <table:table-cell table:style-name="ce10" office:value-type="float" office:value="4" calcext:value-type="float">
            <text:p>4</text:p>
          </table:table-cell>
          <table:table-cell table:style-name="ce22" office:value-type="float" office:value="4070.51382040095" calcext:value-type="float">
            <text:p>4.070,51 </text:p>
          </table:table-cell>
          <table:table-cell table:style-name="ce37" office:value-type="float" office:value="4332.65697143102" calcext:value-type="float">
            <text:p>4.332,66 </text:p>
          </table:table-cell>
          <table:table-cell table:style-name="ce37" office:value-type="float" office:value="4671.8552124611" calcext:value-type="float">
            <text:p>4.671,86 </text:p>
          </table:table-cell>
          <table:table-cell table:style-name="ce37" office:value-type="float" office:value="5513.33245555131" calcext:value-type="float">
            <text:p>5.513,33 </text:p>
          </table:table-cell>
          <table:table-cell table:style-name="ce47" office:value-type="float" office:value="7294.33648974677" calcext:value-type="float">
            <text:p>7.294,34 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 III</text:p>
          </table:table-cell>
          <table:table-cell table:style-name="ce10" office:value-type="float" office:value="3" calcext:value-type="float">
            <text:p>3</text:p>
          </table:table-cell>
          <table:table-cell table:style-name="ce22" office:value-type="float" office:value="3989.4308646163" calcext:value-type="float">
            <text:p>3.989,43 </text:p>
          </table:table-cell>
          <table:table-cell table:style-name="ce37" office:value-type="float" office:value="4244.39815233752" calcext:value-type="float">
            <text:p>4.244,40 </text:p>
          </table:table-cell>
          <table:table-cell table:style-name="ce37" office:value-type="float" office:value="4574.91399005875" calcext:value-type="float">
            <text:p>4.574,91 </text:p>
          </table:table-cell>
          <table:table-cell table:style-name="ce37" office:value-type="float" office:value="5393.77804822241" calcext:value-type="float">
            <text:p>5.393,78 </text:p>
          </table:table-cell>
          <table:table-cell table:style-name="ce47" office:value-type="float" office:value="7126.61396841036" calcext:value-type="float">
            <text:p>7.126,61 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 III</text:p>
          </table:table-cell>
          <table:table-cell table:style-name="ce10" office:value-type="float" office:value="2" calcext:value-type="float">
            <text:p>2</text:p>
          </table:table-cell>
          <table:table-cell table:style-name="ce22" office:value-type="float" office:value="3873.81235732337" calcext:value-type="float">
            <text:p>3.873,81 </text:p>
          </table:table-cell>
          <table:table-cell table:style-name="ce37" office:value-type="float" office:value="4121.82268474762" calcext:value-type="float">
            <text:p>4.121,82 </text:p>
          </table:table-cell>
          <table:table-cell table:style-name="ce37" office:value-type="float" office:value="4443.89717717187" calcext:value-type="float">
            <text:p>4.443,90 </text:p>
          </table:table-cell>
          <table:table-cell table:style-name="ce37" office:value-type="float" office:value="5240.82691444463" calcext:value-type="float">
            <text:p>5.240,83 </text:p>
          </table:table-cell>
          <table:table-cell table:style-name="ce47" office:value-type="float" office:value="6926.96190020227" calcext:value-type="float">
            <text:p>6.926,96 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 III</text:p>
          </table:table-cell>
          <table:table-cell table:style-name="ce10" office:value-type="float" office:value="1" calcext:value-type="float">
            <text:p>1</text:p>
          </table:table-cell>
          <table:table-cell table:style-name="ce22" office:value-type="float" office:value="3701.41395300324" calcext:value-type="float">
            <text:p>3.701,41 </text:p>
          </table:table-cell>
          <table:table-cell table:style-name="ce37" office:value-type="float" office:value="3942.68007610348" calcext:value-type="float">
            <text:p>3.942,68 </text:p>
          </table:table-cell>
          <table:table-cell table:style-name="ce37" office:value-type="float" office:value="4256.55551920372" calcext:value-type="float">
            <text:p>4.256,56 </text:p>
          </table:table-cell>
          <table:table-cell table:style-name="ce37" office:value-type="float" office:value="5032.21135850445" calcext:value-type="float">
            <text:p>5.032,21 </text:p>
          </table:table-cell>
          <table:table-cell table:style-name="ce47" office:value-type="float" office:value="6673.03570865603" calcext:value-type="float">
            <text:p>6.673,04 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 II</text:p>
          </table:table-cell>
          <table:table-cell table:style-name="ce10" office:value-type="float" office:value="2" calcext:value-type="float">
            <text:p>2</text:p>
          </table:table-cell>
          <table:table-cell table:style-name="ce22" office:value-type="float" office:value="3549.08109455283" calcext:value-type="float">
            <text:p>3.549,08 </text:p>
          </table:table-cell>
          <table:table-cell table:style-name="ce37" office:value-type="float" office:value="3782.48939289429" calcext:value-type="float">
            <text:p>3.782,49 </text:p>
          </table:table-cell>
          <table:table-cell table:style-name="ce37" office:value-type="float" office:value="4050.16409123576" calcext:value-type="float">
            <text:p>4.050,16 </text:p>
          </table:table-cell>
          <table:table-cell table:style-name="ce37" office:value-type="float" office:value="4838.15971126014" calcext:value-type="float">
            <text:p>4.838,16 </text:p>
          </table:table-cell>
          <table:table-cell table:style-name="ce47" office:value-type="float" office:value="6426.51243547965" calcext:value-type="float">
            <text:p>6.426,51 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 II</text:p>
          </table:table-cell>
          <table:table-cell table:style-name="ce10" office:value-type="float" office:value="1" calcext:value-type="float">
            <text:p>1</text:p>
          </table:table-cell>
          <table:table-cell table:style-name="ce22" office:value-type="float" office:value="3421.40087957413" calcext:value-type="float">
            <text:p>3.421,40 </text:p>
          </table:table-cell>
          <table:table-cell table:style-name="ce37" office:value-type="float" office:value="3649.06339204218" calcext:value-type="float">
            <text:p>3.649,06 </text:p>
          </table:table-cell>
          <table:table-cell table:style-name="ce37" office:value-type="float" office:value="3910.28334451024" calcext:value-type="float">
            <text:p>3.910,28 </text:p>
          </table:table-cell>
          <table:table-cell table:style-name="ce37" office:value-type="float" office:value="4680.54681191442" calcext:value-type="float">
            <text:p>4.680,55 </text:p>
          </table:table-cell>
          <table:table-cell table:style-name="ce47" office:value-type="float" office:value="6230.85404545681" calcext:value-type="float">
            <text:p>6.230,85 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D I</text:p>
          </table:table-cell>
          <table:table-cell table:style-name="ce10" office:value-type="float" office:value="2" calcext:value-type="float">
            <text:p>2</text:p>
          </table:table-cell>
          <table:table-cell table:style-name="ce22" office:value-type="float" office:value="3242.676589075" calcext:value-type="float">
            <text:p>3.242,68 </text:p>
          </table:table-cell>
          <table:table-cell table:style-name="ce37" office:value-type="float" office:value="3456.60245475562" calcext:value-type="float">
            <text:p>3.456,60 </text:p>
          </table:table-cell>
          <table:table-cell table:style-name="ce37" office:value-type="float" office:value="3699.47013543625" calcext:value-type="float">
            <text:p>3.699,47 </text:p>
          </table:table-cell>
          <table:table-cell table:style-name="ce37" office:value-type="float" office:value="4425.21518247813" calcext:value-type="float">
            <text:p>4.425,22 </text:p>
          </table:table-cell>
          <table:table-cell table:style-name="ce47" office:value-type="float" office:value="5909.09078690219" calcext:value-type="float">
            <text:p>5.909,09 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D I</text:p>
          </table:table-cell>
          <table:table-cell table:style-name="ce11" office:value-type="float" office:value="1" calcext:value-type="float">
            <text:p>1</text:p>
          </table:table-cell>
          <table:table-cell table:style-name="ce23" office:value-type="float" office:value="3121.7635365" calcext:value-type="float">
            <text:p>3.121,76 </text:p>
          </table:table-cell>
          <table:table-cell table:style-name="ce38" office:value-type="float" office:value="3324.3169878625" calcext:value-type="float">
            <text:p>3.324,32 </text:p>
          </table:table-cell>
          <table:table-cell table:style-name="ce38" office:value-type="float" office:value="3552.082829225" calcext:value-type="float">
            <text:p>3.552,08 </text:p>
          </table:table-cell>
          <table:table-cell table:style-name="ce38" office:value-type="float" office:value="4241.0520333125" calcext:value-type="float">
            <text:p>4.241,05 </text:p>
          </table:table-cell>
          <table:table-cell table:style-name="ce48" office:value-type="float" office:value="5742.14522966875" calcext:value-type="float">
            <text:p>5.742,15 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7 DE</text:p>
          </table:table-cell>
          <table:table-cell table:style-name="ce10" office:value-type="string" calcext:value-type="string">
            <text:p>Nível</text:p>
          </table:table-cell>
          <table:table-cell table:style-name="ce19" office:value-type="string" calcext:value-type="string">
            <text:p>Grad.</text:p>
          </table:table-cell>
          <table:table-cell table:style-name="ce19" office:value-type="string" calcext:value-type="string">
            <text:p>Aperf.</text:p>
          </table:table-cell>
          <table:table-cell table:style-name="ce19" office:value-type="string" calcext:value-type="string">
            <text:p>Espec ou Grad+RSC I</text:p>
          </table:table-cell>
          <table:table-cell table:style-name="ce19" office:value-type="string" calcext:value-type="string">
            <text:p>Mest ou Espec + RSC II</text:p>
          </table:table-cell>
          <table:table-cell table:style-name="ce46" office:value-type="string" calcext:value-type="string">
            <text:p>Dout ou Mest + RSC III 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ITULAR </text:p>
          </table:table-cell>
          <table:table-cell table:style-name="ce10" office:value-type="float" office:value="1" calcext:value-type="float">
            <text:p>1</text:p>
          </table:table-cell>
          <table:table-cell table:style-name="ce20" office:value-type="float" office:value="8119.08108928456" calcext:value-type="float">
            <text:p>8.119,08 </text:p>
          </table:table-cell>
          <table:table-cell table:style-name="ce20" office:value-type="float" office:value="9129.69000821301" calcext:value-type="float">
            <text:p>9.129,69 </text:p>
          </table:table-cell>
          <table:table-cell table:style-name="ce20" office:value-type="float" office:value="9860.01602214147" calcext:value-type="float">
            <text:p>9.860,02 </text:p>
          </table:table-cell>
          <table:table-cell table:style-name="ce20" office:value-type="float" office:value="12390.1871139268" calcext:value-type="float">
            <text:p>12.390,19 </text:p>
          </table:table-cell>
          <table:table-cell table:style-name="ce47" office:value-type="float" office:value="19440.4772319618" calcext:value-type="float">
            <text:p>19.440,48 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 IV</text:p>
          </table:table-cell>
          <table:table-cell table:style-name="ce10" office:value-type="float" office:value="4" calcext:value-type="float">
            <text:p>4</text:p>
          </table:table-cell>
          <table:table-cell table:style-name="ce21" office:value-type="float" office:value="7660.25128298596" calcext:value-type="float">
            <text:p>7.660,25 </text:p>
          </table:table-cell>
          <table:table-cell table:style-name="ce21" office:value-type="float" office:value="8495.83424928456" calcext:value-type="float">
            <text:p>8.495,83 </text:p>
          </table:table-cell>
          <table:table-cell table:style-name="ce21" office:value-type="float" office:value="9152.08726058315" calcext:value-type="float">
            <text:p>9.152,09 </text:p>
          </table:table-cell>
          <table:table-cell table:style-name="ce21" office:value-type="float" office:value="11535.6543594789" calcext:value-type="float">
            <text:p>11.535,65 </text:p>
          </table:table-cell>
          <table:table-cell table:style-name="ce47" office:value-type="float" office:value="17641.7110904198" calcext:value-type="float">
            <text:p>17.641,71 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 IV</text:p>
          </table:table-cell>
          <table:table-cell table:style-name="ce10" office:value-type="float" office:value="3" calcext:value-type="float">
            <text:p>3</text:p>
          </table:table-cell>
          <table:table-cell table:style-name="ce21" office:value-type="float" office:value="7466.30650671727" calcext:value-type="float">
            <text:p>7.466,31 </text:p>
          </table:table-cell>
          <table:table-cell table:style-name="ce21" office:value-type="float" office:value="8266.567027389" calcext:value-type="float">
            <text:p>8.266,57 </text:p>
          </table:table-cell>
          <table:table-cell table:style-name="ce21" office:value-type="float" office:value="8907.09738306072" calcext:value-type="float">
            <text:p>8.907,10 </text:p>
          </table:table-cell>
          <table:table-cell table:style-name="ce21" office:value-type="float" office:value="11186.8683350759" calcext:value-type="float">
            <text:p>11.186,87 </text:p>
          </table:table-cell>
          <table:table-cell table:style-name="ce47" office:value-type="float" office:value="16952.7831044421" calcext:value-type="float">
            <text:p>16.952,78 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 IV</text:p>
          </table:table-cell>
          <table:table-cell table:style-name="ce10" office:value-type="float" office:value="2" calcext:value-type="float">
            <text:p>2</text:p>
          </table:table-cell>
          <table:table-cell table:style-name="ce21" office:value-type="float" office:value="7277.72778145891" calcext:value-type="float">
            <text:p>7.277,73 </text:p>
          </table:table-cell>
          <table:table-cell table:style-name="ce21" office:value-type="float" office:value="8049.8733321048" calcext:value-type="float">
            <text:p>8.049,87 </text:p>
          </table:table-cell>
          <table:table-cell table:style-name="ce21" office:value-type="float" office:value="8669.50386275069" calcext:value-type="float">
            <text:p>8.669,50 </text:p>
          </table:table-cell>
          <table:table-cell table:style-name="ce21" office:value-type="float" office:value="10944.1266446884" calcext:value-type="float">
            <text:p>10.944,13 </text:p>
          </table:table-cell>
          <table:table-cell table:style-name="ce47" office:value-type="float" office:value="16325.3365138867" calcext:value-type="float">
            <text:p>16.325,34 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 IV</text:p>
          </table:table-cell>
          <table:table-cell table:style-name="ce10" office:value-type="float" office:value="1" calcext:value-type="float">
            <text:p>1</text:p>
          </table:table-cell>
          <table:table-cell table:style-name="ce21" office:value-type="float" office:value="7167.77952928742" calcext:value-type="float">
            <text:p>7.167,78 </text:p>
          </table:table-cell>
          <table:table-cell table:style-name="ce21" office:value-type="float" office:value="7842.97254721616" calcext:value-type="float">
            <text:p>7.842,97 </text:p>
          </table:table-cell>
          <table:table-cell table:style-name="ce21" office:value-type="float" office:value="8444.5518851449" calcext:value-type="float">
            <text:p>8.444,55 </text:p>
          </table:table-cell>
          <table:table-cell table:style-name="ce21" office:value-type="float" office:value="10781.1723689311" calcext:value-type="float">
            <text:p>10.781,17 </text:p>
          </table:table-cell>
          <table:table-cell table:style-name="ce47" office:value-type="float" office:value="15806.5767579679" calcext:value-type="float">
            <text:p>15.806,58 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 III</text:p>
          </table:table-cell>
          <table:table-cell table:style-name="ce10" office:value-type="float" office:value="4" calcext:value-type="float">
            <text:p>4</text:p>
          </table:table-cell>
          <table:table-cell table:style-name="ce22" office:value-type="float" office:value="5827.72510842993" calcext:value-type="float">
            <text:p>5.827,73 </text:p>
          </table:table-cell>
          <table:table-cell table:style-name="ce37" office:value-type="float" office:value="6377.92312277293" calcext:value-type="float">
            <text:p>6.377,92 </text:p>
          </table:table-cell>
          <table:table-cell table:style-name="ce37" office:value-type="float" office:value="6839.61929711592" calcext:value-type="float">
            <text:p>6.839,62 </text:p>
          </table:table-cell>
          <table:table-cell table:style-name="ce37" office:value-type="float" office:value="8703.8540051449" calcext:value-type="float">
            <text:p>8.703,85 </text:p>
          </table:table-cell>
          <table:table-cell table:style-name="ce47" office:value-type="float" office:value="12512.7021333744" calcext:value-type="float">
            <text:p>12.512,70 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 III</text:p>
          </table:table-cell>
          <table:table-cell table:style-name="ce10" office:value-type="float" office:value="3" calcext:value-type="float">
            <text:p>3</text:p>
          </table:table-cell>
          <table:table-cell table:style-name="ce22" office:value-type="float" office:value="5711.25087445186" calcext:value-type="float">
            <text:p>5.711,25 </text:p>
          </table:table-cell>
          <table:table-cell table:style-name="ce37" office:value-type="float" office:value="6234.04482939705" calcext:value-type="float">
            <text:p>6.234,04 </text:p>
          </table:table-cell>
          <table:table-cell table:style-name="ce37" office:value-type="float" office:value="6683.78636434223" calcext:value-type="float">
            <text:p>6.683,79 </text:p>
          </table:table-cell>
          <table:table-cell table:style-name="ce37" office:value-type="float" office:value="8475.38723917779" calcext:value-type="float">
            <text:p>8.475,39 </text:p>
          </table:table-cell>
          <table:table-cell table:style-name="ce47" office:value-type="float" office:value="12060.7687738215" calcext:value-type="float">
            <text:p>12.060,77 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 III</text:p>
          </table:table-cell>
          <table:table-cell table:style-name="ce10" office:value-type="float" office:value="2" calcext:value-type="float">
            <text:p>2</text:p>
          </table:table-cell>
          <table:table-cell table:style-name="ce22" office:value-type="float" office:value="5598.19013831909" calcext:value-type="float">
            <text:p>5.598,19 </text:p>
          </table:table-cell>
          <table:table-cell table:style-name="ce37" office:value-type="float" office:value="6094.977438651" calcext:value-type="float">
            <text:p>6.094,98 </text:p>
          </table:table-cell>
          <table:table-cell table:style-name="ce37" office:value-type="float" office:value="6549.33052898291" calcext:value-type="float">
            <text:p>6.549,33 </text:p>
          </table:table-cell>
          <table:table-cell table:style-name="ce37" office:value-type="float" office:value="8271.72174497864" calcext:value-type="float">
            <text:p>8.271,72 </text:p>
          </table:table-cell>
          <table:table-cell table:style-name="ce47" office:value-type="float" office:value="11629.5819021361" calcext:value-type="float">
            <text:p>11.629,58 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 III</text:p>
          </table:table-cell>
          <table:table-cell table:style-name="ce10" office:value-type="float" office:value="1" calcext:value-type="float">
            <text:p>1</text:p>
          </table:table-cell>
          <table:table-cell table:style-name="ce22" office:value-type="float" office:value="5488.41842857605" calcext:value-type="float">
            <text:p>5.488,42 </text:p>
          </table:table-cell>
          <table:table-cell table:style-name="ce37" office:value-type="float" office:value="5968.95936043366" calcext:value-type="float">
            <text:p>5.968,96 </text:p>
          </table:table-cell>
          <table:table-cell table:style-name="ce37" office:value-type="float" office:value="6384.26120229126" calcext:value-type="float">
            <text:p>6.384,26 </text:p>
          </table:table-cell>
          <table:table-cell table:style-name="ce37" office:value-type="float" office:value="8073.55474286408" calcext:value-type="float">
            <text:p>8.073,55 </text:p>
          </table:table-cell>
          <table:table-cell table:style-name="ce47" office:value-type="float" office:value="11323.7124724385" calcext:value-type="float">
            <text:p>11.323,71 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 II</text:p>
          </table:table-cell>
          <table:table-cell table:style-name="ce10" office:value-type="float" office:value="2" calcext:value-type="float">
            <text:p>2</text:p>
          </table:table-cell>
          <table:table-cell table:style-name="ce22" office:value-type="float" office:value="5060.41512436119" calcext:value-type="float">
            <text:p>5.060,42 </text:p>
          </table:table-cell>
          <table:table-cell table:style-name="ce37" office:value-type="float" office:value="5514.57331929731" calcext:value-type="float">
            <text:p>5.514,57 </text:p>
          </table:table-cell>
          <table:table-cell table:style-name="ce37" office:value-type="float" office:value="5935.75010423343" calcext:value-type="float">
            <text:p>5.935,75 </text:p>
          </table:table-cell>
          <table:table-cell table:style-name="ce37" office:value-type="float" office:value="7430.60819904178" calcext:value-type="float">
            <text:p>7.430,61 </text:p>
          </table:table-cell>
          <table:table-cell table:style-name="ce47" office:value-type="float" office:value="10611.7413211266" calcext:value-type="float">
            <text:p>10.611,74 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 II</text:p>
          </table:table-cell>
          <table:table-cell table:style-name="ce10" office:value-type="float" office:value="1" calcext:value-type="float">
            <text:p>1</text:p>
          </table:table-cell>
          <table:table-cell table:style-name="ce22" office:value-type="float" office:value="4944.90181724875" calcext:value-type="float">
            <text:p>4.944,90 </text:p>
          </table:table-cell>
          <table:table-cell table:style-name="ce37" office:value-type="float" office:value="5388.57950647363" calcext:value-type="float">
            <text:p>5.388,58 </text:p>
          </table:table-cell>
          <table:table-cell table:style-name="ce37" office:value-type="float" office:value="5767.5350556985" calcext:value-type="float">
            <text:p>5.767,54 </text:p>
          </table:table-cell>
          <table:table-cell table:style-name="ce37" office:value-type="float" office:value="7262.61851337313" calcext:value-type="float">
            <text:p>7.262,62 </text:p>
          </table:table-cell>
          <table:table-cell table:style-name="ce47" office:value-type="float" office:value="10377.3232058348" calcext:value-type="float">
            <text:p>10.377,32 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D I</text:p>
          </table:table-cell>
          <table:table-cell table:style-name="ce10" office:value-type="float" office:value="2" calcext:value-type="float">
            <text:p>2</text:p>
          </table:table-cell>
          <table:table-cell table:style-name="ce22" office:value-type="float" office:value="4559.40811725" calcext:value-type="float">
            <text:p>4.559,41 </text:p>
          </table:table-cell>
          <table:table-cell table:style-name="ce37" office:value-type="float" office:value="4992.260464975" calcext:value-type="float">
            <text:p>4.992,26 </text:p>
          </table:table-cell>
          <table:table-cell table:style-name="ce37" office:value-type="float" office:value="5360.2282027" calcext:value-type="float">
            <text:p>5.360,23 </text:p>
          </table:table-cell>
          <table:table-cell table:style-name="ce37" office:value-type="float" office:value="6831.003445875" calcext:value-type="float">
            <text:p>6.831,00 </text:p>
          </table:table-cell>
          <table:table-cell table:style-name="ce47" office:value-type="float" office:value="9877.9798635875" calcext:value-type="float">
            <text:p>9.877,98 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D I</text:p>
          </table:table-cell>
          <table:table-cell table:style-name="ce11" office:value-type="float" office:value="1" calcext:value-type="float">
            <text:p>1</text:p>
          </table:table-cell>
          <table:table-cell table:style-name="ce23" office:value-type="float" office:value="4455.220645" calcext:value-type="float">
            <text:p>4.455,22 </text:p>
          </table:table-cell>
          <table:table-cell table:style-name="ce38" office:value-type="float" office:value="4864.9845395" calcext:value-type="float">
            <text:p>4.864,98 </text:p>
          </table:table-cell>
          <table:table-cell table:style-name="ce38" office:value-type="float" office:value="5208.925929" calcext:value-type="float">
            <text:p>5.208,93 </text:p>
          </table:table-cell>
          <table:table-cell table:style-name="ce38" office:value-type="float" office:value="6627.4286975" calcext:value-type="float">
            <text:p>6.627,43 </text:p>
          </table:table-cell>
          <table:table-cell table:style-name="ce48" office:value-type="float" office:value="9585.66628675" calcext:value-type="float">
            <text:p>9.585,67 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9 20H</text:p>
          </table:table-cell>
          <table:table-cell table:style-name="ce10" office:value-type="string" calcext:value-type="string">
            <text:p>Nível</text:p>
          </table:table-cell>
          <table:table-cell table:style-name="ce19" office:value-type="string" calcext:value-type="string">
            <text:p>Grad.</text:p>
          </table:table-cell>
          <table:table-cell table:style-name="ce19" office:value-type="string" calcext:value-type="string">
            <text:p>Aperf.</text:p>
          </table:table-cell>
          <table:table-cell table:style-name="ce19" office:value-type="string" calcext:value-type="string">
            <text:p>Espec ou Grad+RSC I</text:p>
          </table:table-cell>
          <table:table-cell table:style-name="ce19" office:value-type="string" calcext:value-type="string">
            <text:p>Mest ou Espec + RSC II</text:p>
          </table:table-cell>
          <table:table-cell table:style-name="ce46" office:value-type="string" calcext:value-type="string">
            <text:p>Dout ou Mest + RSC III 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TITULAR </text:p>
          </table:table-cell>
          <table:table-cell table:style-name="ce10" office:value-type="float" office:value="1" calcext:value-type="float">
            <text:p>1</text:p>
          </table:table-cell>
          <table:table-cell table:style-name="ce20" office:value-type="float" office:value="4297.76" calcext:value-type="float">
            <text:p>4.297,76 </text:p>
          </table:table-cell>
          <table:table-cell table:style-name="ce20" office:value-type="float" office:value="4534.94" calcext:value-type="float">
            <text:p>4.534,94 </text:p>
          </table:table-cell>
          <table:table-cell table:style-name="ce20" office:value-type="float" office:value="4827.23" calcext:value-type="float">
            <text:p>4.827,23 </text:p>
          </table:table-cell>
          <table:table-cell table:style-name="ce20" office:value-type="float" office:value="5528.27" calcext:value-type="float">
            <text:p>5.528,27 </text:p>
          </table:table-cell>
          <table:table-cell table:style-name="ce47" office:value-type="float" office:value="6874.88" calcext:value-type="float">
            <text:p>6.874,88 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 IV</text:p>
          </table:table-cell>
          <table:table-cell table:style-name="ce10" office:value-type="float" office:value="4" calcext:value-type="float">
            <text:p>4</text:p>
          </table:table-cell>
          <table:table-cell table:style-name="ce21" office:value-type="float" office:value="3964.67" calcext:value-type="float">
            <text:p>3.964,67 </text:p>
          </table:table-cell>
          <table:table-cell table:style-name="ce21" office:value-type="float" office:value="4187.1" calcext:value-type="float">
            <text:p>4.187,10 </text:p>
          </table:table-cell>
          <table:table-cell table:style-name="ce21" office:value-type="float" office:value="4461.85" calcext:value-type="float">
            <text:p>4.461,85 </text:p>
          </table:table-cell>
          <table:table-cell table:style-name="ce21" office:value-type="float" office:value="5022.51" calcext:value-type="float">
            <text:p>5.022,51 </text:p>
          </table:table-cell>
          <table:table-cell table:style-name="ce47" office:value-type="float" office:value="6203.04" calcext:value-type="float">
            <text:p>6.203,04 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 IV</text:p>
          </table:table-cell>
          <table:table-cell table:style-name="ce10" office:value-type="float" office:value="3" calcext:value-type="float">
            <text:p>3</text:p>
          </table:table-cell>
          <table:table-cell table:style-name="ce21" office:value-type="float" office:value="3831.94" calcext:value-type="float">
            <text:p>3.831,94 </text:p>
          </table:table-cell>
          <table:table-cell table:style-name="ce21" office:value-type="float" office:value="4047.06" calcext:value-type="float">
            <text:p>4.047,06 </text:p>
          </table:table-cell>
          <table:table-cell table:style-name="ce21" office:value-type="float" office:value="4315.8" calcext:value-type="float">
            <text:p>4.315,80 </text:p>
          </table:table-cell>
          <table:table-cell table:style-name="ce21" office:value-type="float" office:value="4852.22" calcext:value-type="float">
            <text:p>4.852,22 </text:p>
          </table:table-cell>
          <table:table-cell table:style-name="ce47" office:value-type="float" office:value="5989.58" calcext:value-type="float">
            <text:p>5.989,58 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 IV</text:p>
          </table:table-cell>
          <table:table-cell table:style-name="ce10" office:value-type="float" office:value="2" calcext:value-type="float">
            <text:p>2</text:p>
          </table:table-cell>
          <table:table-cell table:style-name="ce21" office:value-type="float" office:value="3703.92" calcext:value-type="float">
            <text:p>3.703,92 </text:p>
          </table:table-cell>
          <table:table-cell table:style-name="ce21" office:value-type="float" office:value="3911.99" calcext:value-type="float">
            <text:p>3.911,99 </text:p>
          </table:table-cell>
          <table:table-cell table:style-name="ce21" office:value-type="float" office:value="4172.12" calcext:value-type="float">
            <text:p>4.172,12 </text:p>
          </table:table-cell>
          <table:table-cell table:style-name="ce21" office:value-type="float" office:value="4687.98" calcext:value-type="float">
            <text:p>4.687,98 </text:p>
          </table:table-cell>
          <table:table-cell table:style-name="ce47" office:value-type="float" office:value="5783.78" calcext:value-type="float">
            <text:p>5.783,78 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 IV</text:p>
          </table:table-cell>
          <table:table-cell table:style-name="ce10" office:value-type="float" office:value="1" calcext:value-type="float">
            <text:p>1</text:p>
          </table:table-cell>
          <table:table-cell table:style-name="ce21" office:value-type="float" office:value="3580.42" calcext:value-type="float">
            <text:p>3.580,42 </text:p>
          </table:table-cell>
          <table:table-cell table:style-name="ce21" office:value-type="float" office:value="3781.7" calcext:value-type="float">
            <text:p>3.781,70 </text:p>
          </table:table-cell>
          <table:table-cell table:style-name="ce21" office:value-type="float" office:value="4035.42" calcext:value-type="float">
            <text:p>4.035,42 </text:p>
          </table:table-cell>
          <table:table-cell table:style-name="ce21" office:value-type="float" office:value="4529.58" calcext:value-type="float">
            <text:p>4.529,58 </text:p>
          </table:table-cell>
          <table:table-cell table:style-name="ce47" office:value-type="float" office:value="5585.34" calcext:value-type="float">
            <text:p>5.585,34 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 III</text:p>
          </table:table-cell>
          <table:table-cell table:style-name="ce10" office:value-type="float" office:value="4" calcext:value-type="float">
            <text:p>4</text:p>
          </table:table-cell>
          <table:table-cell table:style-name="ce22" office:value-type="float" office:value="2977.72" calcext:value-type="float">
            <text:p>2.977,72 </text:p>
          </table:table-cell>
          <table:table-cell table:style-name="ce37" office:value-type="float" office:value="3149.83" calcext:value-type="float">
            <text:p>3.149,83 </text:p>
          </table:table-cell>
          <table:table-cell table:style-name="ce37" office:value-type="float" office:value="3288.46" calcext:value-type="float">
            <text:p>3.288,46 </text:p>
          </table:table-cell>
          <table:table-cell table:style-name="ce37" office:value-type="float" office:value="3727.63" calcext:value-type="float">
            <text:p>3.727,63 </text:p>
          </table:table-cell>
          <table:table-cell table:style-name="ce47" office:value-type="string" office:string-value="4565.48" calcext:value-type="string">
            <text:p>4565.48 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 III</text:p>
          </table:table-cell>
          <table:table-cell table:style-name="ce10" office:value-type="float" office:value="3" calcext:value-type="float">
            <text:p>3</text:p>
          </table:table-cell>
          <table:table-cell table:style-name="ce22" office:value-type="float" office:value="2889.46" calcext:value-type="float">
            <text:p>2.889,46 </text:p>
          </table:table-cell>
          <table:table-cell table:style-name="ce37" office:value-type="float" office:value="3053.08" calcext:value-type="float">
            <text:p>3.053,08 </text:p>
          </table:table-cell>
          <table:table-cell table:style-name="ce37" office:value-type="float" office:value="3168.76" calcext:value-type="float">
            <text:p>3.168,76 </text:p>
          </table:table-cell>
          <table:table-cell table:style-name="ce37" office:value-type="float" office:value="3604.18" calcext:value-type="float">
            <text:p>3.604,18 </text:p>
          </table:table-cell>
          <table:table-cell table:style-name="ce47" office:value-type="float" office:value="4405.25" calcext:value-type="float">
            <text:p>4.405,25 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 III</text:p>
          </table:table-cell>
          <table:table-cell table:style-name="ce10" office:value-type="float" office:value="2" calcext:value-type="float">
            <text:p>2</text:p>
          </table:table-cell>
          <table:table-cell table:style-name="ce22" office:value-type="float" office:value="2804.34" calcext:value-type="float">
            <text:p>2.804,34 </text:p>
          </table:table-cell>
          <table:table-cell table:style-name="ce37" office:value-type="float" office:value="2961.55" calcext:value-type="float">
            <text:p>2.961,55 </text:p>
          </table:table-cell>
          <table:table-cell table:style-name="ce37" office:value-type="float" office:value="3071.45" calcext:value-type="float">
            <text:p>3.071,45 </text:p>
          </table:table-cell>
          <table:table-cell table:style-name="ce37" office:value-type="float" office:value="3485.64" calcext:value-type="float">
            <text:p>3.485,64 </text:p>
          </table:table-cell>
          <table:table-cell table:style-name="ce47" office:value-type="float" office:value="4270.57" calcext:value-type="float">
            <text:p>4.270,57 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 III</text:p>
          </table:table-cell>
          <table:table-cell table:style-name="ce10" office:value-type="float" office:value="1" calcext:value-type="float">
            <text:p>1</text:p>
          </table:table-cell>
          <table:table-cell table:style-name="ce22" office:value-type="float" office:value="2696.38" calcext:value-type="float">
            <text:p>2.696,38 </text:p>
          </table:table-cell>
          <table:table-cell table:style-name="ce37" office:value-type="float" office:value="2823.69" calcext:value-type="float">
            <text:p>2.823,69 </text:p>
          </table:table-cell>
          <table:table-cell table:style-name="ce37" office:value-type="float" office:value="2952.35" calcext:value-type="float">
            <text:p>2.952,35 </text:p>
          </table:table-cell>
          <table:table-cell table:style-name="ce37" office:value-type="float" office:value="3353.4" calcext:value-type="float">
            <text:p>3.353,40 </text:p>
          </table:table-cell>
          <table:table-cell table:style-name="ce47" office:value-type="float" office:value="4116.52" calcext:value-type="float">
            <text:p>4.116,52 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 II</text:p>
          </table:table-cell>
          <table:table-cell table:style-name="ce10" office:value-type="float" office:value="2" calcext:value-type="float">
            <text:p>2</text:p>
          </table:table-cell>
          <table:table-cell table:style-name="ce22" office:value-type="float" office:value="2545.7" calcext:value-type="float">
            <text:p>2.545,70 </text:p>
          </table:table-cell>
          <table:table-cell table:style-name="ce37" office:value-type="float" office:value="2666.53" calcext:value-type="float">
            <text:p>2.666,53 </text:p>
          </table:table-cell>
          <table:table-cell table:style-name="ce37" office:value-type="float" office:value="2790.56" calcext:value-type="float">
            <text:p>2.790,56 </text:p>
          </table:table-cell>
          <table:table-cell table:style-name="ce37" office:value-type="float" office:value="3168.96" calcext:value-type="float">
            <text:p>3.168,96 </text:p>
          </table:table-cell>
          <table:table-cell table:style-name="ce47" office:value-type="float" office:value="3908.02" calcext:value-type="float">
            <text:p>3.908,02 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 II</text:p>
          </table:table-cell>
          <table:table-cell table:style-name="ce10" office:value-type="float" office:value="1" calcext:value-type="float">
            <text:p>1</text:p>
          </table:table-cell>
          <table:table-cell table:style-name="ce22" office:value-type="float" office:value="2455.08" calcext:value-type="float">
            <text:p>2.455,08 </text:p>
          </table:table-cell>
          <table:table-cell table:style-name="ce37" office:value-type="float" office:value="2571.65" calcext:value-type="float">
            <text:p>2.571,65 </text:p>
          </table:table-cell>
          <table:table-cell table:style-name="ce37" office:value-type="float" office:value="2684.37" calcext:value-type="float">
            <text:p>2.684,37 </text:p>
          </table:table-cell>
          <table:table-cell table:style-name="ce37" office:value-type="float" office:value="3057.34" calcext:value-type="float">
            <text:p>3.057,34 </text:p>
          </table:table-cell>
          <table:table-cell table:style-name="ce47" office:value-type="float" office:value="3763.38" calcext:value-type="float">
            <text:p>3.763,38 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D I</text:p>
          </table:table-cell>
          <table:table-cell table:style-name="ce10" office:value-type="float" office:value="2" calcext:value-type="float">
            <text:p>2</text:p>
          </table:table-cell>
          <table:table-cell table:style-name="ce22" office:value-type="float" office:value="2326.4" calcext:value-type="float">
            <text:p>2.326,40 </text:p>
          </table:table-cell>
          <table:table-cell table:style-name="ce37" office:value-type="float" office:value="2438.39" calcext:value-type="float">
            <text:p>2.438,39 </text:p>
          </table:table-cell>
          <table:table-cell table:style-name="ce37" office:value-type="float" office:value="2543.64" calcext:value-type="float">
            <text:p>2.543,64 </text:p>
          </table:table-cell>
          <table:table-cell table:style-name="ce37" office:value-type="float" office:value="2905.63" calcext:value-type="float">
            <text:p>2.905,63 </text:p>
          </table:table-cell>
          <table:table-cell table:style-name="ce47" office:value-type="float" office:value="3584.32" calcext:value-type="float">
            <text:p>3.584,32 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D I</text:p>
          </table:table-cell>
          <table:table-cell table:style-name="ce11" office:value-type="float" office:value="1" calcext:value-type="float">
            <text:p>1</text:p>
          </table:table-cell>
          <table:table-cell table:style-name="ce23" office:value-type="float" office:value="2236.31" calcext:value-type="float">
            <text:p>2.236,31 </text:p>
          </table:table-cell>
          <table:table-cell table:style-name="ce38" office:value-type="float" office:value="2342.67" calcext:value-type="float">
            <text:p>2.342,67 </text:p>
          </table:table-cell>
          <table:table-cell table:style-name="ce38" office:value-type="float" office:value="2442.66" calcext:value-type="float">
            <text:p>2.442,66 </text:p>
          </table:table-cell>
          <table:table-cell table:style-name="ce38" office:value-type="float" office:value="2786.27" calcext:value-type="float">
            <text:p>2.786,27 </text:p>
          </table:table-cell>
          <table:table-cell table:style-name="ce48" office:value-type="float" office:value="3449.84" calcext:value-type="float">
            <text:p>3.449,84 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19 40H</text:p>
          </table:table-cell>
          <table:table-cell table:style-name="ce10" office:value-type="string" calcext:value-type="string">
            <text:p>Nível</text:p>
          </table:table-cell>
          <table:table-cell table:style-name="ce19" office:value-type="string" calcext:value-type="string">
            <text:p>Grad.</text:p>
          </table:table-cell>
          <table:table-cell table:style-name="ce19" office:value-type="string" calcext:value-type="string">
            <text:p>Aperf.</text:p>
          </table:table-cell>
          <table:table-cell table:style-name="ce19" office:value-type="string" calcext:value-type="string">
            <text:p>Espec ou Grad+RSC I</text:p>
          </table:table-cell>
          <table:table-cell table:style-name="ce19" office:value-type="string" calcext:value-type="string">
            <text:p>Mest ou Espec + RSC II</text:p>
          </table:table-cell>
          <table:table-cell table:style-name="ce46" office:value-type="string" calcext:value-type="string">
            <text:p>Dout ou Mest + RSC III 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ITULAR </text:p>
          </table:table-cell>
          <table:table-cell table:style-name="ce10" office:value-type="float" office:value="1" calcext:value-type="float">
            <text:p>1</text:p>
          </table:table-cell>
          <table:table-cell table:style-name="ce24" office:value-type="float" office:value="6064.5" calcext:value-type="float">
            <text:p>6.064,50 </text:p>
          </table:table-cell>
          <table:table-cell table:style-name="ce24" table:formula="of:=SUM([.C58];432.34)" office:value-type="float" office:value="6496.84" calcext:value-type="float">
            <text:p>6.496,84 </text:p>
          </table:table-cell>
          <table:table-cell table:style-name="ce24" table:formula="of:=SUM([.C58];895.5)" office:value-type="float" office:value="6960" calcext:value-type="float">
            <text:p>6.960,00 </text:p>
          </table:table-cell>
          <table:table-cell table:style-name="ce24" table:formula="of:=SUM([.C58];2216.38)" office:value-type="float" office:value="8280.88" calcext:value-type="float">
            <text:p>8.280,88 </text:p>
          </table:table-cell>
          <table:table-cell table:style-name="ce49" table:formula="of:=SUM([.C58];5137.19)" office:value-type="float" office:value="11201.69" calcext:value-type="float">
            <text:p>11.201,69 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 IV</text:p>
          </table:table-cell>
          <table:table-cell table:style-name="ce10" office:value-type="float" office:value="4" calcext:value-type="float">
            <text:p>4</text:p>
          </table:table-cell>
          <table:table-cell table:style-name="ce25" office:value-type="float" office:value="5604.23" calcext:value-type="float">
            <text:p>5.604,23 </text:p>
          </table:table-cell>
          <table:table-cell table:style-name="ce25" table:formula="of:=SUM([.C59];401.4)" office:value-type="float" office:value="6005.63" calcext:value-type="float">
            <text:p>6.005,63 </text:p>
          </table:table-cell>
          <table:table-cell table:style-name="ce25" table:formula="of:=SUM([.C59];834.36)" office:value-type="float" office:value="6438.59" calcext:value-type="float">
            <text:p>6.438,59 </text:p>
          </table:table-cell>
          <table:table-cell table:style-name="ce25" table:formula="of:=SUM([.C59];1997.08)" office:value-type="float" office:value="7601.31" calcext:value-type="float">
            <text:p>7.601,31 </text:p>
          </table:table-cell>
          <table:table-cell table:style-name="ce49" table:formula="of:=SUM([.C59];4600.9)" office:value-type="float" office:value="10205.13" calcext:value-type="float">
            <text:p>10.205,13 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 IV</text:p>
          </table:table-cell>
          <table:table-cell table:style-name="ce10" office:value-type="float" office:value="3" calcext:value-type="float">
            <text:p>3</text:p>
          </table:table-cell>
          <table:table-cell table:style-name="ce25" office:value-type="float" office:value="5421.65" calcext:value-type="float">
            <text:p>5.421,65 </text:p>
          </table:table-cell>
          <table:table-cell table:style-name="ce25" table:formula="of:=SUM([.C60];388.03)" office:value-type="float" office:value="5809.68" calcext:value-type="float">
            <text:p>5.809,68 </text:p>
          </table:table-cell>
          <table:table-cell table:style-name="ce25" table:formula="of:=SUM([.C60];895.5)" office:value-type="float" office:value="6317.15" calcext:value-type="float">
            <text:p>6.317,15 </text:p>
          </table:table-cell>
          <table:table-cell table:style-name="ce25" table:formula="of:=SUM([.C60];1919.44)" office:value-type="float" office:value="7341.09" calcext:value-type="float">
            <text:p>7.341,09 </text:p>
          </table:table-cell>
          <table:table-cell table:style-name="ce49" table:formula="of:=SUM([.C60];4410.82)" office:value-type="float" office:value="9832.47" calcext:value-type="float">
            <text:p>9.832,47 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 IV</text:p>
          </table:table-cell>
          <table:table-cell table:style-name="ce10" office:value-type="float" office:value="2" calcext:value-type="float">
            <text:p>2</text:p>
          </table:table-cell>
          <table:table-cell table:style-name="ce25" office:value-type="float" office:value="5245.83" calcext:value-type="float">
            <text:p>5.245,83 </text:p>
          </table:table-cell>
          <table:table-cell table:style-name="ce25" table:formula="of:=SUM([.C61];372.39)" office:value-type="float" office:value="5618.22" calcext:value-type="float">
            <text:p>5.618,22 </text:p>
          </table:table-cell>
          <table:table-cell table:style-name="ce25" table:formula="of:=SUM([.C61];787.71)" office:value-type="float" office:value="6033.54" calcext:value-type="float">
            <text:p>6.033,54 </text:p>
          </table:table-cell>
          <table:table-cell table:style-name="ce25" table:formula="of:=SUM([.C61];1859.91)" office:value-type="float" office:value="7105.74" calcext:value-type="float">
            <text:p>7.105,74 </text:p>
          </table:table-cell>
          <table:table-cell table:style-name="ce49" table:formula="of:=SUM([.C61];4224.08)" office:value-type="float" office:value="9469.91" calcext:value-type="float">
            <text:p>9.469,91 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 IV</text:p>
          </table:table-cell>
          <table:table-cell table:style-name="ce10" office:value-type="float" office:value="1" calcext:value-type="float">
            <text:p>1</text:p>
          </table:table-cell>
          <table:table-cell table:style-name="ce25" office:value-type="float" office:value="5098.98" calcext:value-type="float">
            <text:p>5.098,98 </text:p>
          </table:table-cell>
          <table:table-cell table:style-name="ce25" table:formula="of:=SUM([.C62];351.14)" office:value-type="float" office:value="5450.12" calcext:value-type="float">
            <text:p>5.450,12 </text:p>
          </table:table-cell>
          <table:table-cell table:style-name="ce25" table:formula="of:=SUM([.C62];757.31)" office:value-type="float" office:value="5856.29" calcext:value-type="float">
            <text:p>5.856,29 </text:p>
          </table:table-cell>
          <table:table-cell table:style-name="ce25" table:formula="of:=SUM([.C62];1803.7)" office:value-type="float" office:value="6902.68" calcext:value-type="float">
            <text:p>6.902,68 </text:p>
          </table:table-cell>
          <table:table-cell table:style-name="ce49" table:formula="of:=SUM([.C62];4098.69)" office:value-type="float" office:value="9197.67" calcext:value-type="float">
            <text:p>9.197,67 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 III</text:p>
          </table:table-cell>
          <table:table-cell table:style-name="ce10" office:value-type="float" office:value="4" calcext:value-type="float">
            <text:p>4</text:p>
          </table:table-cell>
          <table:table-cell table:style-name="ce26" office:value-type="float" office:value="4196.06" calcext:value-type="float">
            <text:p>4,196.06 </text:p>
          </table:table-cell>
          <table:table-cell table:style-name="ce39" table:formula="of:=SUM([.C63];293.13)" office:value-type="float" office:value="4489.19" calcext:value-type="float">
            <text:p>4.489,19 </text:p>
          </table:table-cell>
          <table:table-cell table:style-name="ce39" table:formula="of:=SUM([.C63];624.79)" office:value-type="float" office:value="4820.85" calcext:value-type="float">
            <text:p>4.820,85 </text:p>
          </table:table-cell>
          <table:table-cell table:style-name="ce39" table:formula="of:=SUM([.C63];1531.71)" office:value-type="float" office:value="5727.77" calcext:value-type="float">
            <text:p>5.727,77 </text:p>
          </table:table-cell>
          <table:table-cell table:style-name="ce49" table:formula="of:=SUM([.C63];3475.61)" office:value-type="float" office:value="7671.67" calcext:value-type="float">
            <text:p>7.671,67 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 III</text:p>
          </table:table-cell>
          <table:table-cell table:style-name="ce10" office:value-type="float" office:value="3" calcext:value-type="float">
            <text:p>3</text:p>
          </table:table-cell>
          <table:table-cell table:style-name="ce26" office:value-type="float" office:value="4072.41" calcext:value-type="float">
            <text:p>4,072.41 </text:p>
          </table:table-cell>
          <table:table-cell table:style-name="ce39" table:formula="of:=SUM([.C64];283.31)" office:value-type="float" office:value="4355.72" calcext:value-type="float">
            <text:p>4.355,72 </text:p>
          </table:table-cell>
          <table:table-cell table:style-name="ce39" table:formula="of:=SUM([.C64];604.4)" office:value-type="float" office:value="4676.81" calcext:value-type="float">
            <text:p>4.676,81 </text:p>
          </table:table-cell>
          <table:table-cell table:style-name="ce39" table:formula="of:=SUM([.C64];1481.31)" office:value-type="float" office:value="5553.72" calcext:value-type="float">
            <text:p>5.553,72 </text:p>
          </table:table-cell>
          <table:table-cell table:style-name="ce49" table:formula="of:=SUM([.C64];3360.61)" office:value-type="float" office:value="7433.02" calcext:value-type="float">
            <text:p>7.433,02 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 III</text:p>
          </table:table-cell>
          <table:table-cell table:style-name="ce10" office:value-type="float" office:value="2" calcext:value-type="float">
            <text:p>2</text:p>
          </table:table-cell>
          <table:table-cell table:style-name="ce26" office:value-type="float" office:value="3934.69" calcext:value-type="float">
            <text:p>3,934.69 </text:p>
          </table:table-cell>
          <table:table-cell table:style-name="ce39" table:formula="of:=SUM([.C65];273.84)" office:value-type="float" office:value="4208.53" calcext:value-type="float">
            <text:p>4.208,53 </text:p>
          </table:table-cell>
          <table:table-cell table:style-name="ce39" table:formula="of:=SUM([.C65];584.71)" office:value-type="float" office:value="4519.4" calcext:value-type="float">
            <text:p>4.519,40 </text:p>
          </table:table-cell>
          <table:table-cell table:style-name="ce39" table:formula="of:=SUM([.C65];1432.68)" office:value-type="float" office:value="5367.37" calcext:value-type="float">
            <text:p>5.367,37 </text:p>
          </table:table-cell>
          <table:table-cell table:style-name="ce49" table:formula="of:=SUM([.C65];3249.67)" office:value-type="float" office:value="7184.36" calcext:value-type="float">
            <text:p>7.184,36 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 III</text:p>
          </table:table-cell>
          <table:table-cell table:style-name="ce10" office:value-type="float" office:value="1" calcext:value-type="float">
            <text:p>1</text:p>
          </table:table-cell>
          <table:table-cell table:style-name="ce26" office:value-type="float" office:value="3771.66" calcext:value-type="float">
            <text:p>3,771.66 </text:p>
          </table:table-cell>
          <table:table-cell table:style-name="ce39" table:formula="of:=SUM([.C66];264.7)" office:value-type="float" office:value="4036.36" calcext:value-type="float">
            <text:p>4.036,36 </text:p>
          </table:table-cell>
          <table:table-cell table:style-name="ce39" table:formula="of:=SUM([.C66];565.71)" office:value-type="float" office:value="4337.37" calcext:value-type="float">
            <text:p>4.337,37 </text:p>
          </table:table-cell>
          <table:table-cell table:style-name="ce39" table:formula="of:=SUM([.C66];1385.75)" office:value-type="float" office:value="5157.41" calcext:value-type="float">
            <text:p>5.157,41 </text:p>
          </table:table-cell>
          <table:table-cell table:style-name="ce49" table:formula="of:=SUM([.C66];3142.63)" office:value-type="float" office:value="6914.29" calcext:value-type="float">
            <text:p>6.914,29 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 II</text:p>
          </table:table-cell>
          <table:table-cell table:style-name="ce10" office:value-type="float" office:value="2" calcext:value-type="float">
            <text:p>2</text:p>
          </table:table-cell>
          <table:table-cell table:style-name="ce26" office:value-type="float" office:value="3595.35" calcext:value-type="float">
            <text:p>3,595.35 </text:p>
          </table:table-cell>
          <table:table-cell table:style-name="ce39" table:formula="of:=SUM([.C67];253.26)" office:value-type="float" office:value="3848.61" calcext:value-type="float">
            <text:p>3.848,61 </text:p>
          </table:table-cell>
          <table:table-cell table:style-name="ce39" table:formula="of:=SUM([.C67];523.66)" office:value-type="float" office:value="4119.01" calcext:value-type="float">
            <text:p>4.119,01 </text:p>
          </table:table-cell>
          <table:table-cell table:style-name="ce39" table:formula="of:=SUM([.C67];1327.34)" office:value-type="float" office:value="4922.69" calcext:value-type="float">
            <text:p>4.922,69 </text:p>
          </table:table-cell>
          <table:table-cell table:style-name="ce49" table:formula="of:=SUM([.C67];3009.16)" office:value-type="float" office:value="6604.51" calcext:value-type="float">
            <text:p>6.604,51 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 II</text:p>
          </table:table-cell>
          <table:table-cell table:style-name="ce10" office:value-type="float" office:value="1" calcext:value-type="float">
            <text:p>1</text:p>
          </table:table-cell>
          <table:table-cell table:style-name="ce26" office:value-type="float" office:value="3444.8" calcext:value-type="float">
            <text:p>3,444.80 </text:p>
          </table:table-cell>
          <table:table-cell table:style-name="ce39" table:formula="of:=SUM([.C68];243.89)" office:value-type="float" office:value="3688.69" calcext:value-type="float">
            <text:p>3.688,69 </text:p>
          </table:table-cell>
          <table:table-cell table:style-name="ce39" table:formula="of:=SUM([.C68];504.56)" office:value-type="float" office:value="3949.36" calcext:value-type="float">
            <text:p>3.949,36 </text:p>
          </table:table-cell>
          <table:table-cell table:style-name="ce39" table:formula="of:=SUM([.C68];1279.86)" office:value-type="float" office:value="4724.66" calcext:value-type="float">
            <text:p>4.724,66 </text:p>
          </table:table-cell>
          <table:table-cell table:style-name="ce49" table:formula="of:=SUM([.C68];2900.39)" office:value-type="float" office:value="6345.19" calcext:value-type="float">
            <text:p>6.345,19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 I</text:p>
          </table:table-cell>
          <table:table-cell table:style-name="ce10" office:value-type="float" office:value="2" calcext:value-type="float">
            <text:p>2</text:p>
          </table:table-cell>
          <table:table-cell table:style-name="ce26" office:value-type="float" office:value="3265.04" calcext:value-type="float">
            <text:p>3,265.04 </text:p>
          </table:table-cell>
          <table:table-cell table:style-name="ce39" table:formula="of:=SUM([.C69];230.24)" office:value-type="float" office:value="3495.28" calcext:value-type="float">
            <text:p>3.495,28 </text:p>
          </table:table-cell>
          <table:table-cell table:style-name="ce39" table:formula="of:=SUM([.C69];474.95)" office:value-type="float" office:value="3739.99" calcext:value-type="float">
            <text:p>3.739,99 </text:p>
          </table:table-cell>
          <table:table-cell table:style-name="ce39" table:formula="of:=SUM([.C69];1207.66)" office:value-type="float" office:value="4472.7" calcext:value-type="float">
            <text:p>4.472,70 </text:p>
          </table:table-cell>
          <table:table-cell table:style-name="ce49" table:formula="of:=SUM([.C69];2750.9)" office:value-type="float" office:value="6015.94" calcext:value-type="float">
            <text:p>6.015,94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 I</text:p>
          </table:table-cell>
          <table:table-cell table:style-name="ce11" office:value-type="float" office:value="1" calcext:value-type="float">
            <text:p>1</text:p>
          </table:table-cell>
          <table:table-cell table:style-name="ce27" office:value-type="float" office:value="3126.31" calcext:value-type="float">
            <text:p>3,126.31 </text:p>
          </table:table-cell>
          <table:table-cell table:style-name="ce40" table:formula="of:=SUM([.C70];218.68)" office:value-type="float" office:value="3344.99" calcext:value-type="float">
            <text:p>3.344,99 </text:p>
          </table:table-cell>
          <table:table-cell table:style-name="ce40" table:formula="of:=SUM([.C69];449.97)" office:value-type="float" office:value="3715.01" calcext:value-type="float">
            <text:p>3.715,01 </text:p>
          </table:table-cell>
          <table:table-cell table:style-name="ce40" table:formula="of:=SUM([.C70];1146.68)" office:value-type="float" office:value="4272.99" calcext:value-type="float">
            <text:p>4.272,99 </text:p>
          </table:table-cell>
          <table:table-cell table:style-name="ce50" table:formula="of:=SUM([.C70];2660.37)" office:value-type="float" office:value="5786.68" calcext:value-type="float">
            <text:p>5.786,68 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2019 DE</text:p>
          </table:table-cell>
          <table:table-cell table:style-name="ce12" office:value-type="string" calcext:value-type="string">
            <text:p>Nível</text:p>
          </table:table-cell>
          <table:table-cell table:style-name="ce28" office:value-type="string" calcext:value-type="string">
            <text:p>Grad.</text:p>
          </table:table-cell>
          <table:table-cell table:style-name="ce28" office:value-type="string" calcext:value-type="string">
            <text:p>Aperf.</text:p>
          </table:table-cell>
          <table:table-cell table:style-name="ce28" office:value-type="string" calcext:value-type="string">
            <text:p>Espec ou Grad+RSC I</text:p>
          </table:table-cell>
          <table:table-cell table:style-name="ce28" office:value-type="string" calcext:value-type="string">
            <text:p>Mest ou Espec + RSC II</text:p>
          </table:table-cell>
          <table:table-cell table:style-name="ce51" office:value-type="string" calcext:value-type="string">
            <text:p>Dout ou Mest + RSC III 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TITULAR 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8833.96" calcext:value-type="float">
            <text:p>8.833,96 </text:p>
          </table:table-cell>
          <table:table-cell table:style-name="ce29" table:formula="of:=[.C72]+982.75" office:value-type="float" office:value="9816.71" calcext:value-type="float">
            <text:p>9.816,71 </text:p>
          </table:table-cell>
          <table:table-cell table:style-name="ce41" table:formula="of:=[.C72]+1825.35" office:value-type="float" office:value="10659.31" calcext:value-type="float">
            <text:p>10.659,31 </text:p>
          </table:table-cell>
          <table:table-cell table:style-name="ce29" table:formula="of:=[.C72]+4522.76" office:value-type="float" office:value="13356.72" calcext:value-type="float">
            <text:p>13.356,72 </text:p>
          </table:table-cell>
          <table:table-cell table:style-name="ce52" table:formula="of:=[.C72]+11151.28" office:value-type="float" office:value="19985.24" calcext:value-type="float">
            <text:p>19.985,24 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D IV</text:p>
          </table:table-cell>
          <table:table-cell table:style-name="ce13" office:value-type="float" office:value="4" calcext:value-type="float">
            <text:p>4</text:p>
          </table:table-cell>
          <table:table-cell table:style-name="ce30" office:value-type="float" office:value="8170.51" calcext:value-type="float">
            <text:p>8.170,51 </text:p>
          </table:table-cell>
          <table:table-cell table:style-name="ce30" table:formula="of:=[.C73]+851.83" office:value-type="float" office:value="9022.34" calcext:value-type="float">
            <text:p>9.022,34 </text:p>
          </table:table-cell>
          <table:table-cell table:style-name="ce41" table:formula="of:=[.C73]+1613.99" office:value-type="float" office:value="9784.5" calcext:value-type="float">
            <text:p>9.784,50 </text:p>
          </table:table-cell>
          <table:table-cell table:style-name="ce30" table:formula="of:=[.C73]+4107.89" office:value-type="float" office:value="12278.4" calcext:value-type="float">
            <text:p>12.278,40 </text:p>
          </table:table-cell>
          <table:table-cell table:style-name="ce52" office:value-type="float" office:value="18152.68" calcext:value-type="float">
            <text:p>18.152,68 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D IV</text:p>
          </table:table-cell>
          <table:table-cell table:style-name="ce13" office:value-type="float" office:value="3" calcext:value-type="float">
            <text:p>3</text:p>
          </table:table-cell>
          <table:table-cell table:style-name="ce30" office:value-type="float" office:value="7906.6" calcext:value-type="float">
            <text:p>7.906,60 </text:p>
          </table:table-cell>
          <table:table-cell table:style-name="ce30" table:formula="of:=[.C74]+817.47" office:value-type="float" office:value="8724.07" calcext:value-type="float">
            <text:p>8.724,07 </text:p>
          </table:table-cell>
          <table:table-cell table:style-name="ce41" table:formula="of:=[.C74]+1555.08" office:value-type="float" office:value="9461.68" calcext:value-type="float">
            <text:p>9.461,68 </text:p>
          </table:table-cell>
          <table:table-cell table:style-name="ce30" table:formula="of:=[.C74]+3947" office:value-type="float" office:value="11853.6" calcext:value-type="float">
            <text:p>11.853,60 </text:p>
          </table:table-cell>
          <table:table-cell table:style-name="ce52" table:formula="of:=[.C74]+9542.7" office:value-type="float" office:value="17449.3" calcext:value-type="float">
            <text:p>17.449,30 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D IV</text:p>
          </table:table-cell>
          <table:table-cell table:style-name="ce13" office:value-type="float" office:value="2" calcext:value-type="float">
            <text:p>2</text:p>
          </table:table-cell>
          <table:table-cell table:style-name="ce30" office:value-type="float" office:value="7651.79" calcext:value-type="float">
            <text:p>7.651,79 </text:p>
          </table:table-cell>
          <table:table-cell table:style-name="ce30" table:formula="of:=[.C75]+787.37" office:value-type="float" office:value="8439.16" calcext:value-type="float">
            <text:p>8.439,16 </text:p>
          </table:table-cell>
          <table:table-cell table:style-name="ce41" table:formula="of:=[.C75]+1498.47" office:value-type="float" office:value="9150.26" calcext:value-type="float">
            <text:p>9.150,26 </text:p>
          </table:table-cell>
          <table:table-cell table:style-name="ce30" table:formula="of:=[.C75]+3839.66" office:value-type="float" office:value="11491.45" calcext:value-type="float">
            <text:p>11.491,45 </text:p>
          </table:table-cell>
          <table:table-cell table:style-name="ce52" table:formula="of:=[.C75]+9138.67" office:value-type="float" office:value="16790.46" calcext:value-type="float">
            <text:p>16.790,46 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D IV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float" office:value="7442.47" calcext:value-type="float">
            <text:p>7.442,47 </text:p>
          </table:table-cell>
          <table:table-cell table:style-name="ce30" table:formula="of:=[.C76]+723.45" office:value-type="float" office:value="8165.92" calcext:value-type="float">
            <text:p>8.165,92 </text:p>
          </table:table-cell>
          <table:table-cell table:style-name="ce41" table:formula="of:=[.C76]+1410.1" office:value-type="float" office:value="8852.57" calcext:value-type="float">
            <text:p>8.852,57 </text:p>
          </table:table-cell>
          <table:table-cell table:style-name="ce30" table:formula="of:=[.C76]+3735.99" office:value-type="float" office:value="11178.46" calcext:value-type="float">
            <text:p>11.178,46 </text:p>
          </table:table-cell>
          <table:table-cell table:style-name="ce52" table:formula="of:=[.C76]+8756.77" office:value-type="float" office:value="16199.24" calcext:value-type="float">
            <text:p>16.199,24 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 III</text:p>
          </table:table-cell>
          <table:table-cell table:style-name="ce13" office:value-type="float" office:value="4" calcext:value-type="float">
            <text:p>4</text:p>
          </table:table-cell>
          <table:table-cell table:style-name="ce31" office:value-type="float" office:value="6000.73" calcext:value-type="float">
            <text:p>6.000,73</text:p>
          </table:table-cell>
          <table:table-cell table:style-name="ce41" table:formula="of:=[.C77]+583.79" office:value-type="float" office:value="6584.52" calcext:value-type="float">
            <text:p>6.584,52 </text:p>
          </table:table-cell>
          <table:table-cell table:style-name="ce41" table:formula="of:=[.C77]+1123.32" office:value-type="float" office:value="7124.05" calcext:value-type="float">
            <text:p>7.124,05 </text:p>
          </table:table-cell>
          <table:table-cell table:style-name="ce41" table:formula="of:=[.C77]+2981.5" office:value-type="float" office:value="8982.23" calcext:value-type="float">
            <text:p>8.982,23 </text:p>
          </table:table-cell>
          <table:table-cell table:style-name="ce52" table:formula="of:=[.C77]+6892.39" office:value-type="float" office:value="12893.12" calcext:value-type="float">
            <text:p>12.893,12 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 III</text:p>
          </table:table-cell>
          <table:table-cell table:style-name="ce13" office:value-type="float" office:value="3" calcext:value-type="float">
            <text:p>3</text:p>
          </table:table-cell>
          <table:table-cell table:style-name="ce31" office:value-type="float" office:value="5823.77" calcext:value-type="float">
            <text:p>5.823,77</text:p>
          </table:table-cell>
          <table:table-cell table:style-name="ce41" table:formula="of:=[.C78]+558.21" office:value-type="float" office:value="6381.98" calcext:value-type="float">
            <text:p>6.381,98 </text:p>
          </table:table-cell>
          <table:table-cell table:style-name="ce41" table:formula="of:=[.C78]+1079.9" office:value-type="float" office:value="6903.67" calcext:value-type="float">
            <text:p>6.903,67 </text:p>
          </table:table-cell>
          <table:table-cell table:style-name="ce41" table:formula="of:=[.C78]+2866.14" office:value-type="float" office:value="8689.91" calcext:value-type="float">
            <text:p>8.689,91 </text:p>
          </table:table-cell>
          <table:table-cell table:style-name="ce52" table:formula="of:=[.C78]+6588.12" office:value-type="float" office:value="12411.89" calcext:value-type="float">
            <text:p>12.411,89 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 III</text:p>
          </table:table-cell>
          <table:table-cell table:style-name="ce13" office:value-type="float" office:value="2" calcext:value-type="float">
            <text:p>2</text:p>
          </table:table-cell>
          <table:table-cell table:style-name="ce31" office:value-type="float" office:value="5653.08" calcext:value-type="float">
            <text:p>5.653,08</text:p>
          </table:table-cell>
          <table:table-cell table:style-name="ce41" table:formula="of:=[.C79]+533.79" office:value-type="float" office:value="6186.87" calcext:value-type="float">
            <text:p>6.186,87 </text:p>
          </table:table-cell>
          <table:table-cell table:style-name="ce41" table:formula="of:=[.C79]+1046.37" office:value-type="float" office:value="6699.45" calcext:value-type="float">
            <text:p>6.699,45 </text:p>
          </table:table-cell>
          <table:table-cell table:style-name="ce41" table:formula="of:=[.C79]+2763.76" office:value-type="float" office:value="8416.84" calcext:value-type="float">
            <text:p>8.416,84 </text:p>
          </table:table-cell>
          <table:table-cell table:style-name="ce52" table:formula="of:=[.C79]+6297.78" office:value-type="float" office:value="11950.86" calcext:value-type="float">
            <text:p>11.950,86 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 III</text:p>
          </table:table-cell>
          <table:table-cell table:style-name="ce13" office:value-type="float" office:value="1" calcext:value-type="float">
            <text:p>1</text:p>
          </table:table-cell>
          <table:table-cell table:style-name="ce31" office:value-type="float" office:value="5488.42" calcext:value-type="float">
            <text:p>5.488,42</text:p>
          </table:table-cell>
          <table:table-cell table:style-name="ce41" table:formula="of:=[.C80]+514.69" office:value-type="float" office:value="6003.11" calcext:value-type="float">
            <text:p>6.003,11 </text:p>
          </table:table-cell>
          <table:table-cell table:style-name="ce41" table:formula="of:=[.C80]+996.76" office:value-type="float" office:value="6485.18" calcext:value-type="float">
            <text:p>6.485,18 </text:p>
          </table:table-cell>
          <table:table-cell table:style-name="ce41" table:formula="of:=[.C80]+2664.68" office:value-type="float" office:value="8153.1" calcext:value-type="float">
            <text:p>8.153,10 </text:p>
          </table:table-cell>
          <table:table-cell table:style-name="ce52" table:formula="of:=[.C80]+6073.49" office:value-type="float" office:value="11561.91" calcext:value-type="float">
            <text:p>11.561,91 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 II</text:p>
          </table:table-cell>
          <table:table-cell table:style-name="ce13" office:value-type="float" office:value="2" calcext:value-type="float">
            <text:p>2</text:p>
          </table:table-cell>
          <table:table-cell table:style-name="ce31" office:value-type="float" office:value="5131.36" calcext:value-type="float">
            <text:p>5.131,36</text:p>
          </table:table-cell>
          <table:table-cell table:style-name="ce41" table:formula="of:=[.C81]+487.19" office:value-type="float" office:value="5618.55" calcext:value-type="float">
            <text:p>5.618,55 </text:p>
          </table:table-cell>
          <table:table-cell table:style-name="ce41" table:formula="of:=[.C81]+957.9" office:value-type="float" office:value="6089.26" calcext:value-type="float">
            <text:p>6.089,26 </text:p>
          </table:table-cell>
          <table:table-cell table:style-name="ce41" table:formula="of:=[.C81]+2485.67" office:value-type="float" office:value="7617.03" calcext:value-type="float">
            <text:p>7.617,03 </text:p>
          </table:table-cell>
          <table:table-cell table:style-name="ce52" table:formula="of:=[.C81]+5766.99" office:value-type="float" office:value="10898.35" calcext:value-type="float">
            <text:p>10.898,35 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 II</text:p>
          </table:table-cell>
          <table:table-cell table:style-name="ce13" office:value-type="float" office:value="1" calcext:value-type="float">
            <text:p>1</text:p>
          </table:table-cell>
          <table:table-cell table:style-name="ce31" office:value-type="float" office:value="4949.74" calcext:value-type="float">
            <text:p>4.949,74</text:p>
          </table:table-cell>
          <table:table-cell table:style-name="ce41" table:formula="of:=[.C82]+469.57" office:value-type="float" office:value="5419.31" calcext:value-type="float">
            <text:p>5.419,31 </text:p>
          </table:table-cell>
          <table:table-cell table:style-name="ce41" table:formula="of:=[.C82]+906.77" office:value-type="float" office:value="5856.51" calcext:value-type="float">
            <text:p>5.856,51 </text:p>
          </table:table-cell>
          <table:table-cell table:style-name="ce41" table:formula="of:=[.C82]+2397.5" office:value-type="float" office:value="7347.24" calcext:value-type="float">
            <text:p>7.347,24 </text:p>
          </table:table-cell>
          <table:table-cell table:style-name="ce52" table:formula="of:=[.C82]+5565.09" office:value-type="float" office:value="10514.83" calcext:value-type="float">
            <text:p>10.514,83 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D I</text:p>
          </table:table-cell>
          <table:table-cell table:style-name="ce13" office:value-type="float" office:value="2" calcext:value-type="float">
            <text:p>2</text:p>
          </table:table-cell>
          <table:table-cell table:style-name="ce31" office:value-type="float" office:value="4627.84" calcext:value-type="float">
            <text:p>4.627,84</text:p>
          </table:table-cell>
          <table:table-cell table:style-name="ce41" table:formula="of:=[.C83]+451.24" office:value-type="float" office:value="5079.08" calcext:value-type="float">
            <text:p>5.079,08 </text:p>
          </table:table-cell>
          <table:table-cell table:style-name="ce41" table:formula="of:=[.C83]+870.04" office:value-type="float" office:value="5497.88" calcext:value-type="float">
            <text:p>5.497,88 </text:p>
          </table:table-cell>
          <table:table-cell table:style-name="ce41" table:formula="of:=[.C83]+2309.87" office:value-type="float" office:value="6937.71" calcext:value-type="float">
            <text:p>6.937,71 </text:p>
          </table:table-cell>
          <table:table-cell table:style-name="ce52" table:formula="of:=[.C83]+5359.65" office:value-type="float" office:value="9987.49" calcext:value-type="float">
            <text:p>9.987,49 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D I</text:p>
          </table:table-cell>
          <table:table-cell table:style-name="ce14" office:value-type="float" office:value="1" calcext:value-type="float">
            <text:p>1</text:p>
          </table:table-cell>
          <table:table-cell table:style-name="ce32" office:value-type="float" office:value="4463.93" calcext:value-type="float">
            <text:p>4463,93</text:p>
          </table:table-cell>
          <table:table-cell table:style-name="ce42" table:formula="of:=[.C84]+428.51" office:value-type="float" office:value="4892.44" calcext:value-type="float">
            <text:p>4.892,44 </text:p>
          </table:table-cell>
          <table:table-cell table:style-name="ce42" table:formula="of:=[.C84]+824.12" office:value-type="float" office:value="5288.05" calcext:value-type="float">
            <text:p>5.288,05 </text:p>
          </table:table-cell>
          <table:table-cell table:style-name="ce42" table:formula="of:=[.C84]+2204.27" office:value-type="float" office:value="6668.2" calcext:value-type="float">
            <text:p>6.668,20 </text:p>
          </table:table-cell>
          <table:table-cell table:style-name="ce53" table:formula="of:=[.C84]+5136.99" office:value-type="float" office:value="9600.92" calcext:value-type="float">
            <text:p>9.600,92 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0 20H</text:p>
          </table:table-cell>
          <table:table-cell table:style-name="ce15" office:value-type="string" calcext:value-type="string">
            <text:p>Nível</text:p>
          </table:table-cell>
          <table:table-cell table:style-name="ce33" office:value-type="string" calcext:value-type="string">
            <text:p>Grad.</text:p>
          </table:table-cell>
          <table:table-cell table:style-name="ce33" office:value-type="string" calcext:value-type="string">
            <text:p>Aperf.</text:p>
          </table:table-cell>
          <table:table-cell table:style-name="ce33" office:value-type="string" calcext:value-type="string">
            <text:p>Espec ou Grad+RSC I</text:p>
          </table:table-cell>
          <table:table-cell table:style-name="ce33" office:value-type="string" calcext:value-type="string">
            <text:p>Mest ou Espec + RSC II</text:p>
          </table:table-cell>
          <table:table-cell table:style-name="ce54" office:value-type="string" calcext:value-type="string">
            <text:p>Dout ou Mest + RSC III 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ITULAR 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4774.42" calcext:value-type="float">
            <text:p>4.774,42 </text:p>
          </table:table-cell>
          <table:table-cell table:style-name="ce20" office:value-type="float" office:value="5013.14" calcext:value-type="float">
            <text:p>5.013,14 </text:p>
          </table:table-cell>
          <table:table-cell table:style-name="ce20" table:formula="of:=4774.42+477.44" office:value-type="float" office:value="5251.86" calcext:value-type="float">
            <text:p>5.251,86 </text:p>
          </table:table-cell>
          <table:table-cell table:style-name="ce20" table:formula="of:=4774.42+1193.61" office:value-type="float" office:value="5968.03" calcext:value-type="float">
            <text:p>5.968,03 </text:p>
          </table:table-cell>
          <table:table-cell table:style-name="ce20" table:formula="of:=4774.42+2745.29" office:value-type="float" office:value="7519.71" calcext:value-type="float">
            <text:p>7.519,71 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 IV</text:p>
          </table:table-cell>
          <table:table-cell table:style-name="ce16" office:value-type="float" office:value="4" calcext:value-type="float">
            <text:p>4</text:p>
          </table:table-cell>
          <table:table-cell table:style-name="ce21" office:value-type="float" office:value="4340.38" calcext:value-type="float">
            <text:p>4.340,38 </text:p>
          </table:table-cell>
          <table:table-cell table:style-name="ce21" office:value-type="float" office:value="4557.4" calcext:value-type="float">
            <text:p>4.557,40 </text:p>
          </table:table-cell>
          <table:table-cell table:style-name="ce21" table:formula="of:=4340.38+434.04" office:value-type="float" office:value="4774.42" calcext:value-type="float">
            <text:p>4.774,42 </text:p>
          </table:table-cell>
          <table:table-cell table:style-name="ce21" table:formula="of:=4340.38+1085.1" office:value-type="float" office:value="5425.48" calcext:value-type="float">
            <text:p>5.425,48 </text:p>
          </table:table-cell>
          <table:table-cell table:style-name="ce21" table:formula="of:=4340.38+2495.72" office:value-type="float" office:value="6836.1" calcext:value-type="float">
            <text:p>6.836,10 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 IV</text:p>
          </table:table-cell>
          <table:table-cell table:style-name="ce16" office:value-type="float" office:value="3" calcext:value-type="float">
            <text:p>3</text:p>
          </table:table-cell>
          <table:table-cell table:style-name="ce21" office:value-type="float" office:value="4173.44" calcext:value-type="float">
            <text:p>4.173,44 </text:p>
          </table:table-cell>
          <table:table-cell table:style-name="ce21" office:value-type="float" office:value="4382.11" calcext:value-type="float">
            <text:p>4.382,11 </text:p>
          </table:table-cell>
          <table:table-cell table:style-name="ce21" table:formula="of:=4173.44+417.34" office:value-type="float" office:value="4590.78" calcext:value-type="float">
            <text:p>4.590,78 </text:p>
          </table:table-cell>
          <table:table-cell table:style-name="ce21" table:formula="of:=4173.44+1043.36" office:value-type="float" office:value="5216.8" calcext:value-type="float">
            <text:p>5.216,80 </text:p>
          </table:table-cell>
          <table:table-cell table:style-name="ce21" table:formula="of:=4173.44+2399.73" office:value-type="float" office:value="6573.17" calcext:value-type="float">
            <text:p>6.573,17 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 IV</text:p>
          </table:table-cell>
          <table:table-cell table:style-name="ce16" office:value-type="float" office:value="2" calcext:value-type="float">
            <text:p>2</text:p>
          </table:table-cell>
          <table:table-cell table:style-name="ce21" office:value-type="float" office:value="4012.93" calcext:value-type="float">
            <text:p>4.012,93 </text:p>
          </table:table-cell>
          <table:table-cell table:style-name="ce21" office:value-type="float" office:value="4213.58" calcext:value-type="float">
            <text:p>4.213,58 </text:p>
          </table:table-cell>
          <table:table-cell table:style-name="ce21" table:formula="of:=4012.93+401.29" office:value-type="float" office:value="4414.22" calcext:value-type="float">
            <text:p>4.414,22 </text:p>
          </table:table-cell>
          <table:table-cell table:style-name="ce21" table:formula="of:=4012.93+1003.23" office:value-type="float" office:value="5016.16" calcext:value-type="float">
            <text:p>5.016,16 </text:p>
          </table:table-cell>
          <table:table-cell table:style-name="ce21" table:formula="of:=4012.93+2307.43" office:value-type="float" office:value="6320.36" calcext:value-type="float">
            <text:p>6.320,36 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 IV</text:p>
          </table:table-cell>
          <table:table-cell table:style-name="ce16" office:value-type="float" office:value="1" calcext:value-type="float">
            <text:p>1</text:p>
          </table:table-cell>
          <table:table-cell table:style-name="ce21" office:value-type="float" office:value="3858.58" calcext:value-type="float">
            <text:p>3.858,58 </text:p>
          </table:table-cell>
          <table:table-cell table:style-name="ce21" office:value-type="float" office:value="4051.51" calcext:value-type="float">
            <text:p>4.051,51 </text:p>
          </table:table-cell>
          <table:table-cell table:style-name="ce21" table:formula="of:=3858.58+385.86" office:value-type="float" office:value="4244.44" calcext:value-type="float">
            <text:p>4.244,44 </text:p>
          </table:table-cell>
          <table:table-cell table:style-name="ce21" table:formula="of:=3858.58+964.65" office:value-type="float" office:value="4823.23" calcext:value-type="float">
            <text:p>4.823,23 </text:p>
          </table:table-cell>
          <table:table-cell table:style-name="ce21" table:formula="of:=3858.58+2218.69" office:value-type="float" office:value="6077.27" calcext:value-type="float">
            <text:p>6.077,27 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 III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3086.87" calcext:value-type="float">
            <text:p>3.086,87 </text:p>
          </table:table-cell>
          <table:table-cell table:style-name="ce37" office:value-type="float" office:value="3241.21" calcext:value-type="float">
            <text:p>3.241,21 </text:p>
          </table:table-cell>
          <table:table-cell table:style-name="ce22" table:formula="of:=3086.87+308.69" office:value-type="float" office:value="3395.56" calcext:value-type="float">
            <text:p>3.395,56 </text:p>
          </table:table-cell>
          <table:table-cell table:style-name="ce22" table:formula="of:=3086.87+771.72" office:value-type="float" office:value="3858.59" calcext:value-type="float">
            <text:p>3.858,59 </text:p>
          </table:table-cell>
          <table:table-cell table:style-name="ce22" table:formula="of:=3086.87+1774.95" office:value-type="float" office:value="4861.82" calcext:value-type="float">
            <text:p>4.861,82 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 III</text:p>
          </table:table-cell>
          <table:table-cell table:style-name="ce16" office:value-type="float" office:value="3" calcext:value-type="float">
            <text:p>3</text:p>
          </table:table-cell>
          <table:table-cell table:style-name="ce22" office:value-type="float" office:value="2968.14" calcext:value-type="float">
            <text:p>2.968,14 </text:p>
          </table:table-cell>
          <table:table-cell table:style-name="ce37" office:value-type="float" office:value="3116.55" calcext:value-type="float">
            <text:p>3.116,55 </text:p>
          </table:table-cell>
          <table:table-cell table:style-name="ce22" table:formula="of:=2968.14+296.81" office:value-type="float" office:value="3264.95" calcext:value-type="float">
            <text:p>3.264,95 </text:p>
          </table:table-cell>
          <table:table-cell table:style-name="ce22" table:formula="of:=2968.14+742.04" office:value-type="float" office:value="3710.18" calcext:value-type="float">
            <text:p>3.710,18 </text:p>
          </table:table-cell>
          <table:table-cell table:style-name="ce22" table:formula="of:=2968.14+1706.68" office:value-type="float" office:value="4674.82" calcext:value-type="float">
            <text:p>4.674,82 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 III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2853.98" calcext:value-type="float">
            <text:p>2.853,98 </text:p>
          </table:table-cell>
          <table:table-cell table:style-name="ce37" office:value-type="float" office:value="2996.68" calcext:value-type="float">
            <text:p>2.996,68 </text:p>
          </table:table-cell>
          <table:table-cell table:style-name="ce22" table:formula="of:=2853.98+285.4" office:value-type="float" office:value="3139.38" calcext:value-type="float">
            <text:p>3.139,38 </text:p>
          </table:table-cell>
          <table:table-cell table:style-name="ce22" table:formula="of:=2853.98+713.5" office:value-type="float" office:value="3567.48" calcext:value-type="float">
            <text:p>3.567,48 </text:p>
          </table:table-cell>
          <table:table-cell table:style-name="ce22" table:formula="of:=2853.98+1641.04" office:value-type="float" office:value="4495.02" calcext:value-type="float">
            <text:p>4.495,02 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 III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2744.21" calcext:value-type="float">
            <text:p>2.744,21 </text:p>
          </table:table-cell>
          <table:table-cell table:style-name="ce37" office:value-type="float" office:value="2881.42" calcext:value-type="float">
            <text:p>2.881,42 </text:p>
          </table:table-cell>
          <table:table-cell table:style-name="ce22" table:formula="of:=2744.21+274.42" office:value-type="float" office:value="3018.63" calcext:value-type="float">
            <text:p>3.018,63 </text:p>
          </table:table-cell>
          <table:table-cell table:style-name="ce22" table:formula="of:=2744.21+686.05" office:value-type="float" office:value="3430.26" calcext:value-type="float">
            <text:p>3.430,26 </text:p>
          </table:table-cell>
          <table:table-cell table:style-name="ce22" table:formula="of:=2744.21+1577.92" office:value-type="float" office:value="4322.13" calcext:value-type="float">
            <text:p>4.322,13 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 II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2601.15" calcext:value-type="float">
            <text:p>2.601,15 </text:p>
          </table:table-cell>
          <table:table-cell table:style-name="ce22" table:formula="of:=2601.15+130.06" office:value-type="float" office:value="2731.21" calcext:value-type="float">
            <text:p>2.731,21 </text:p>
          </table:table-cell>
          <table:table-cell table:style-name="ce22" table:formula="of:=2601.15+260.12" office:value-type="float" office:value="2861.27" calcext:value-type="float">
            <text:p>2.861,27 </text:p>
          </table:table-cell>
          <table:table-cell table:style-name="ce22" table:formula="of:=2601.15+650.29" office:value-type="float" office:value="3251.44" calcext:value-type="float">
            <text:p>3.251,44 </text:p>
          </table:table-cell>
          <table:table-cell table:style-name="ce22" table:formula="of:=2601.15+1495.66" office:value-type="float" office:value="4096.81" calcext:value-type="float">
            <text:p>4.096,81 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 II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2477.29" calcext:value-type="float">
            <text:p>2.477,29 </text:p>
          </table:table-cell>
          <table:table-cell table:style-name="ce22" table:formula="of:=2477.29+123.86" office:value-type="float" office:value="2601.15" calcext:value-type="float">
            <text:p>2.601,15 </text:p>
          </table:table-cell>
          <table:table-cell table:style-name="ce22" table:formula="of:=2477.29+247.73" office:value-type="float" office:value="2725.02" calcext:value-type="float">
            <text:p>2.725,02 </text:p>
          </table:table-cell>
          <table:table-cell table:style-name="ce22" table:formula="of:=2477.29+619.32" office:value-type="float" office:value="3096.61" calcext:value-type="float">
            <text:p>3.096,61 </text:p>
          </table:table-cell>
          <table:table-cell table:style-name="ce22" table:formula="of:=2477.29+1424.44" office:value-type="float" office:value="3901.73" calcext:value-type="float">
            <text:p>3.901,73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 I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2348.14" calcext:value-type="float">
            <text:p>2.348,14 </text:p>
          </table:table-cell>
          <table:table-cell table:style-name="ce22" table:formula="of:=2348.14+117.41" office:value-type="float" office:value="2465.55" calcext:value-type="float">
            <text:p>2.465,55 </text:p>
          </table:table-cell>
          <table:table-cell table:style-name="ce22" table:formula="of:=2348.14+234.81" office:value-type="float" office:value="2582.95" calcext:value-type="float">
            <text:p>2.582,95 </text:p>
          </table:table-cell>
          <table:table-cell table:style-name="ce22" table:formula="of:=2348.14+587.03" office:value-type="float" office:value="2935.17" calcext:value-type="float">
            <text:p>2.935,17 </text:p>
          </table:table-cell>
          <table:table-cell table:style-name="ce22" table:formula="of:=2348.14+1350.18" office:value-type="float" office:value="3698.32" calcext:value-type="float">
            <text:p>3.698,32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 I</text:p>
          </table:table-cell>
          <table:table-cell table:style-name="ce17" office:value-type="float" office:value="1" calcext:value-type="float">
            <text:p>1</text:p>
          </table:table-cell>
          <table:table-cell table:style-name="ce23" office:value-type="float" office:value="2236.32" calcext:value-type="float">
            <text:p>2.236,32 </text:p>
          </table:table-cell>
          <table:table-cell table:style-name="ce23" table:formula="of:=2236.32+111.82" office:value-type="float" office:value="2348.14" calcext:value-type="float">
            <text:p>2.348,14 </text:p>
          </table:table-cell>
          <table:table-cell table:style-name="ce23" table:formula="of:=2236.32+223.63" office:value-type="float" office:value="2459.95" calcext:value-type="float">
            <text:p>2.459,95 </text:p>
          </table:table-cell>
          <table:table-cell table:style-name="ce23" table:formula="of:=2236.32+559.08" office:value-type="float" office:value="2795.4" calcext:value-type="float">
            <text:p>2.795,40 </text:p>
          </table:table-cell>
          <table:table-cell table:style-name="ce23" table:formula="of:=2236.32+1285.89" office:value-type="float" office:value="3522.21" calcext:value-type="float">
            <text:p>3.522,21 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20 40H</text:p>
          </table:table-cell>
          <table:table-cell table:style-name="ce15" office:value-type="string" calcext:value-type="string">
            <text:p>Nível</text:p>
          </table:table-cell>
          <table:table-cell table:style-name="ce33" office:value-type="string" calcext:value-type="string">
            <text:p>Grad.</text:p>
          </table:table-cell>
          <table:table-cell table:style-name="ce33" office:value-type="string" calcext:value-type="string">
            <text:p>Aperf.</text:p>
          </table:table-cell>
          <table:table-cell table:style-name="ce33" office:value-type="string" calcext:value-type="string">
            <text:p>Espec ou Grad+RSC I</text:p>
          </table:table-cell>
          <table:table-cell table:style-name="ce33" office:value-type="string" calcext:value-type="string">
            <text:p>Mest ou Espec + RSC II</text:p>
          </table:table-cell>
          <table:table-cell table:style-name="ce54" office:value-type="string" calcext:value-type="string">
            <text:p>Dout ou Mest + RSC III 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ITULAR </text:p>
          </table:table-cell>
          <table:table-cell table:style-name="ce16" office:value-type="float" office:value="1" calcext:value-type="float">
            <text:p>1</text:p>
          </table:table-cell>
          <table:table-cell table:style-name="ce24" office:value-type="float" office:value="6684.19" calcext:value-type="float">
            <text:p>6.684,19 </text:p>
          </table:table-cell>
          <table:table-cell table:style-name="ce24" table:formula="of:=SUM([.C100];501.31)" office:value-type="float" office:value="7185.5" calcext:value-type="float">
            <text:p>7.185,50 </text:p>
          </table:table-cell>
          <table:table-cell table:style-name="ce24" table:formula="of:=SUM([.C100];1002.63)" office:value-type="float" office:value="7686.82" calcext:value-type="float">
            <text:p>7.686,82 </text:p>
          </table:table-cell>
          <table:table-cell table:style-name="ce24" table:formula="of:=SUM([.C100];2506.57)" office:value-type="float" office:value="9190.76" calcext:value-type="float">
            <text:p>9.190,76 </text:p>
          </table:table-cell>
          <table:table-cell table:style-name="ce49" table:formula="of:=SUM([.C100];5765.11)" office:value-type="float" office:value="12449.3" calcext:value-type="float">
            <text:p>12.449,30 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 IV</text:p>
          </table:table-cell>
          <table:table-cell table:style-name="ce16" office:value-type="float" office:value="4" calcext:value-type="float">
            <text:p>4</text:p>
          </table:table-cell>
          <table:table-cell table:style-name="ce25" office:value-type="float" office:value="6076.56" calcext:value-type="float">
            <text:p>6.076,56 </text:p>
          </table:table-cell>
          <table:table-cell table:style-name="ce25" table:formula="of:=SUM([.C101];455.74)" office:value-type="float" office:value="6532.3" calcext:value-type="float">
            <text:p>6.532,30 </text:p>
          </table:table-cell>
          <table:table-cell table:style-name="ce25" table:formula="of:=SUM([.C101];911.48)" office:value-type="float" office:value="6988.04" calcext:value-type="float">
            <text:p>6.988,04 </text:p>
          </table:table-cell>
          <table:table-cell table:style-name="ce25" table:formula="of:=SUM([.C101];2278.7)" office:value-type="float" office:value="8355.26" calcext:value-type="float">
            <text:p>8.355,26 </text:p>
          </table:table-cell>
          <table:table-cell table:style-name="ce49" table:formula="of:=SUM([.C101];5241.01)" office:value-type="float" office:value="11317.57" calcext:value-type="float">
            <text:p>11.317,57 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 IV</text:p>
          </table:table-cell>
          <table:table-cell table:style-name="ce16" office:value-type="float" office:value="3" calcext:value-type="float">
            <text:p>3</text:p>
          </table:table-cell>
          <table:table-cell table:style-name="ce25" office:value-type="float" office:value="5842.82" calcext:value-type="float">
            <text:p>5.842,82 </text:p>
          </table:table-cell>
          <table:table-cell table:style-name="ce25" table:formula="of:=SUM([.C102];438.21)" office:value-type="float" office:value="6281.03" calcext:value-type="float">
            <text:p>6.281,03 </text:p>
          </table:table-cell>
          <table:table-cell table:style-name="ce25" table:formula="of:=SUM([.C102];876.42)" office:value-type="float" office:value="6719.24" calcext:value-type="float">
            <text:p>6.719,24 </text:p>
          </table:table-cell>
          <table:table-cell table:style-name="ce25" table:formula="of:=SUM([.C102];2191.06)" office:value-type="float" office:value="8033.88" calcext:value-type="float">
            <text:p>8.033,88 </text:p>
          </table:table-cell>
          <table:table-cell table:style-name="ce49" table:formula="of:=SUM([.C102];5039.43)" office:value-type="float" office:value="10882.25" calcext:value-type="float">
            <text:p>10.882,25 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 IV</text:p>
          </table:table-cell>
          <table:table-cell table:style-name="ce16" office:value-type="float" office:value="2" calcext:value-type="float">
            <text:p>2</text:p>
          </table:table-cell>
          <table:table-cell table:style-name="ce25" office:value-type="float" office:value="5618.1" calcext:value-type="float">
            <text:p>5.618,10 </text:p>
          </table:table-cell>
          <table:table-cell table:style-name="ce25" table:formula="of:=SUM([.C103];421.36)" office:value-type="float" office:value="6039.46" calcext:value-type="float">
            <text:p>6.039,46 </text:p>
          </table:table-cell>
          <table:table-cell table:style-name="ce25" table:formula="of:=SUM([.C103];842.71)" office:value-type="float" office:value="6460.81" calcext:value-type="float">
            <text:p>6.460,81 </text:p>
          </table:table-cell>
          <table:table-cell table:style-name="ce25" table:formula="of:=SUM([.C103];2106.79)" office:value-type="float" office:value="7724.89" calcext:value-type="float">
            <text:p>7.724,89 </text:p>
          </table:table-cell>
          <table:table-cell table:style-name="ce49" table:formula="of:=SUM([.C103];4845.61)" office:value-type="float" office:value="10463.71" calcext:value-type="float">
            <text:p>10.463,71 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 IV</text:p>
          </table:table-cell>
          <table:table-cell table:style-name="ce16" office:value-type="float" office:value="1" calcext:value-type="float">
            <text:p>1</text:p>
          </table:table-cell>
          <table:table-cell table:style-name="ce25" office:value-type="float" office:value="5402.02" calcext:value-type="float">
            <text:p>5.402,02 </text:p>
          </table:table-cell>
          <table:table-cell table:style-name="ce25" table:formula="of:=SUM([.C104];405.15)" office:value-type="float" office:value="5807.17" calcext:value-type="float">
            <text:p>5.807,17 </text:p>
          </table:table-cell>
          <table:table-cell table:style-name="ce25" table:formula="of:=SUM([.C104];810.3)" office:value-type="float" office:value="6212.32" calcext:value-type="float">
            <text:p>6.212,32 </text:p>
          </table:table-cell>
          <table:table-cell table:style-name="ce25" table:formula="of:=SUM([.C104];2025.76)" office:value-type="float" office:value="7427.78" calcext:value-type="float">
            <text:p>7.427,78 </text:p>
          </table:table-cell>
          <table:table-cell table:style-name="ce49" table:formula="of:=SUM([.C104];4659.24)" office:value-type="float" office:value="10061.26" calcext:value-type="float">
            <text:p>10.061,26 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 III</text:p>
          </table:table-cell>
          <table:table-cell table:style-name="ce16" office:value-type="float" office:value="4" calcext:value-type="float">
            <text:p>4</text:p>
          </table:table-cell>
          <table:table-cell table:style-name="ce26" office:value-type="float" office:value="4321.61" calcext:value-type="float">
            <text:p>4,321.61 </text:p>
          </table:table-cell>
          <table:table-cell table:style-name="ce39" table:formula="of:=SUM([.C105];324.12)" office:value-type="float" office:value="4645.73" calcext:value-type="float">
            <text:p>4.645,73 </text:p>
          </table:table-cell>
          <table:table-cell table:style-name="ce39" table:formula="of:=SUM([.C105];648.24)" office:value-type="float" office:value="4969.85" calcext:value-type="float">
            <text:p>4.969,85 </text:p>
          </table:table-cell>
          <table:table-cell table:style-name="ce39" table:formula="of:=SUM([.C105];1620.61)" office:value-type="float" office:value="5942.22" calcext:value-type="float">
            <text:p>5.942,22 </text:p>
          </table:table-cell>
          <table:table-cell table:style-name="ce49" table:formula="of:=SUM([.C105];3727.39)" office:value-type="float" office:value="8049" calcext:value-type="float">
            <text:p>8.049,00 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 III</text:p>
          </table:table-cell>
          <table:table-cell table:style-name="ce16" office:value-type="float" office:value="3" calcext:value-type="float">
            <text:p>3</text:p>
          </table:table-cell>
          <table:table-cell table:style-name="ce26" office:value-type="float" office:value="4155.4" calcext:value-type="float">
            <text:p>4,155.40 </text:p>
          </table:table-cell>
          <table:table-cell table:style-name="ce39" table:formula="of:=SUM([.C106];311.65)" office:value-type="float" office:value="4467.05" calcext:value-type="float">
            <text:p>4.467,05 </text:p>
          </table:table-cell>
          <table:table-cell table:style-name="ce39" table:formula="of:=SUM([.C106];623.31)" office:value-type="float" office:value="4778.71" calcext:value-type="float">
            <text:p>4.778,71 </text:p>
          </table:table-cell>
          <table:table-cell table:style-name="ce39" table:formula="of:=SUM([.C106];1558.27)" office:value-type="float" office:value="5713.67" calcext:value-type="float">
            <text:p>5.713,67 </text:p>
          </table:table-cell>
          <table:table-cell table:style-name="ce49" table:formula="of:=SUM([.C106];3584.03)" office:value-type="float" office:value="7739.43" calcext:value-type="float">
            <text:p>7.739,43 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 III</text:p>
          </table:table-cell>
          <table:table-cell table:style-name="ce16" office:value-type="float" office:value="2" calcext:value-type="float">
            <text:p>2</text:p>
          </table:table-cell>
          <table:table-cell table:style-name="ce26" office:value-type="float" office:value="3995.58" calcext:value-type="float">
            <text:p>3,995.58 </text:p>
          </table:table-cell>
          <table:table-cell table:style-name="ce39" table:formula="of:=SUM([.C107];299.67)" office:value-type="float" office:value="4295.25" calcext:value-type="float">
            <text:p>4.295,25 </text:p>
          </table:table-cell>
          <table:table-cell table:style-name="ce39" table:formula="of:=SUM([.C107];599.34)" office:value-type="float" office:value="4594.92" calcext:value-type="float">
            <text:p>4.594,92 </text:p>
          </table:table-cell>
          <table:table-cell table:style-name="ce39" table:formula="of:=SUM([.C107];1498.34)" office:value-type="float" office:value="5493.92" calcext:value-type="float">
            <text:p>5.493,92 </text:p>
          </table:table-cell>
          <table:table-cell table:style-name="ce49" table:formula="of:=SUM([.C107];3446.18)" office:value-type="float" office:value="7441.76" calcext:value-type="float">
            <text:p>7.441,76 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 III</text:p>
          </table:table-cell>
          <table:table-cell table:style-name="ce16" office:value-type="float" office:value="1" calcext:value-type="float">
            <text:p>1</text:p>
          </table:table-cell>
          <table:table-cell table:style-name="ce26" office:value-type="float" office:value="3841.9" calcext:value-type="float">
            <text:p>3,841.90 </text:p>
          </table:table-cell>
          <table:table-cell table:style-name="ce39" table:formula="of:=SUM([.C108];288.14)" office:value-type="float" office:value="4130.04" calcext:value-type="float">
            <text:p>4.130,04 </text:p>
          </table:table-cell>
          <table:table-cell table:style-name="ce39" table:formula="of:=SUM([.C108];576.28)" office:value-type="float" office:value="4418.18" calcext:value-type="float">
            <text:p>4.418,18 </text:p>
          </table:table-cell>
          <table:table-cell table:style-name="ce39" table:formula="of:=SUM([.C108];1440.71)" office:value-type="float" office:value="5282.61" calcext:value-type="float">
            <text:p>5.282,61 </text:p>
          </table:table-cell>
          <table:table-cell table:style-name="ce49" table:formula="of:=SUM([.C108];3313.64)" office:value-type="float" office:value="7155.54" calcext:value-type="float">
            <text:p>7.155,54 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 II</text:p>
          </table:table-cell>
          <table:table-cell table:style-name="ce16" office:value-type="float" office:value="2" calcext:value-type="float">
            <text:p>2</text:p>
          </table:table-cell>
          <table:table-cell table:style-name="ce26" office:value-type="float" office:value="3641.61" calcext:value-type="float">
            <text:p>3,641.61 </text:p>
          </table:table-cell>
          <table:table-cell table:style-name="ce39" table:formula="of:=SUM([.C109];273.12)" office:value-type="float" office:value="3914.73" calcext:value-type="float">
            <text:p>3.914,73 </text:p>
          </table:table-cell>
          <table:table-cell table:style-name="ce39" table:formula="of:=SUM([.C109];546.24)" office:value-type="float" office:value="4187.85" calcext:value-type="float">
            <text:p>4.187,85 </text:p>
          </table:table-cell>
          <table:table-cell table:style-name="ce39" table:formula="of:=SUM([.C109];1365.6)" office:value-type="float" office:value="5007.21" calcext:value-type="float">
            <text:p>5.007,21 </text:p>
          </table:table-cell>
          <table:table-cell table:style-name="ce49" table:formula="of:=SUM([.C109];3140.89)" office:value-type="float" office:value="6782.5" calcext:value-type="float">
            <text:p>6.782,50 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 II</text:p>
          </table:table-cell>
          <table:table-cell table:style-name="ce16" office:value-type="float" office:value="1" calcext:value-type="float">
            <text:p>1</text:p>
          </table:table-cell>
          <table:table-cell table:style-name="ce26" office:value-type="float" office:value="3468.2" calcext:value-type="float">
            <text:p>3,468.20 </text:p>
          </table:table-cell>
          <table:table-cell table:style-name="ce39" table:formula="of:=SUM([.C110];260.12)" office:value-type="float" office:value="3728.32" calcext:value-type="float">
            <text:p>3.728,32 </text:p>
          </table:table-cell>
          <table:table-cell table:style-name="ce39" table:formula="of:=SUM([.C110];520.23)" office:value-type="float" office:value="3988.43" calcext:value-type="float">
            <text:p>3.988,43 </text:p>
          </table:table-cell>
          <table:table-cell table:style-name="ce39" table:formula="of:=SUM([.C110];1300.58)" office:value-type="float" office:value="4768.78" calcext:value-type="float">
            <text:p>4.768,78 </text:p>
          </table:table-cell>
          <table:table-cell table:style-name="ce49" table:formula="of:=SUM([.C110];2991.32)" office:value-type="float" office:value="6459.52" calcext:value-type="float">
            <text:p>6.459,52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 I</text:p>
          </table:table-cell>
          <table:table-cell table:style-name="ce16" office:value-type="float" office:value="2" calcext:value-type="float">
            <text:p>2</text:p>
          </table:table-cell>
          <table:table-cell table:style-name="ce26" office:value-type="float" office:value="3287.39" calcext:value-type="float">
            <text:p>3,287.39 </text:p>
          </table:table-cell>
          <table:table-cell table:style-name="ce39" table:formula="of:=SUM([.C111];246.55)" office:value-type="float" office:value="3533.94" calcext:value-type="float">
            <text:p>3.533,94 </text:p>
          </table:table-cell>
          <table:table-cell table:style-name="ce39" table:formula="of:=SUM([.C111];493.11)" office:value-type="float" office:value="3780.5" calcext:value-type="float">
            <text:p>3.780,50 </text:p>
          </table:table-cell>
          <table:table-cell table:style-name="ce39" table:formula="of:=SUM([.C111];1232.77)" office:value-type="float" office:value="4520.16" calcext:value-type="float">
            <text:p>4.520,16 </text:p>
          </table:table-cell>
          <table:table-cell table:style-name="ce49" table:formula="of:=SUM([.C111];2835.38)" office:value-type="float" office:value="6122.77" calcext:value-type="float">
            <text:p>6.122,77 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 I</text:p>
          </table:table-cell>
          <table:table-cell table:style-name="ce17" office:value-type="float" office:value="1" calcext:value-type="float">
            <text:p>1</text:p>
          </table:table-cell>
          <table:table-cell table:style-name="ce27" office:value-type="float" office:value="3130.85" calcext:value-type="float">
            <text:p>3,130.85 </text:p>
          </table:table-cell>
          <table:table-cell table:style-name="ce40" table:formula="of:=SUM([.C112];234.81)" office:value-type="float" office:value="3365.66" calcext:value-type="float">
            <text:p>3.365,66 </text:p>
          </table:table-cell>
          <table:table-cell table:style-name="ce40" table:formula="of:=SUM([.C112];469.63)" office:value-type="float" office:value="3600.48" calcext:value-type="float">
            <text:p>3.600,48 </text:p>
          </table:table-cell>
          <table:table-cell table:style-name="ce40" table:formula="of:=SUM([.C112];1174.07)" office:value-type="float" office:value="4304.92" calcext:value-type="float">
            <text:p>4.304,92 </text:p>
          </table:table-cell>
          <table:table-cell table:style-name="ce50" table:formula="of:=SUM([.C111];2700.36)" office:value-type="float" office:value="5987.75" calcext:value-type="float">
            <text:p>5.987,75 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2020 DE</text:p>
          </table:table-cell>
          <table:table-cell table:style-name="ce13" office:value-type="string" calcext:value-type="string">
            <text:p>Nível</text:p>
          </table:table-cell>
          <table:table-cell table:style-name="ce34" office:value-type="string" calcext:value-type="string">
            <text:p>Grad.</text:p>
          </table:table-cell>
          <table:table-cell table:style-name="ce34" office:value-type="string" calcext:value-type="string">
            <text:p>Aperf.</text:p>
          </table:table-cell>
          <table:table-cell table:style-name="ce34" office:value-type="string" calcext:value-type="string">
            <text:p>Espec ou Grad+RSC I</text:p>
          </table:table-cell>
          <table:table-cell table:style-name="ce34" office:value-type="string" calcext:value-type="string">
            <text:p>Mest ou Espec + RSC II</text:p>
          </table:table-cell>
          <table:table-cell table:style-name="ce55" office:value-type="string" calcext:value-type="string">
            <text:p>Dout ou Mest + RSC III 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TITULAR </text:p>
          </table:table-cell>
          <table:table-cell table:style-name="ce13" office:value-type="float" office:value="1" calcext:value-type="float">
            <text:p>1</text:p>
          </table:table-cell>
          <table:table-cell table:style-name="ce35" office:value-type="float" office:value="9548.84" calcext:value-type="float">
            <text:p>9.548,84</text:p>
          </table:table-cell>
          <table:table-cell table:style-name="ce35" table:formula="of:=[.C114]+954.88" office:value-type="float" office:value="10503.72" calcext:value-type="float">
            <text:p>10.503,72</text:p>
          </table:table-cell>
          <table:table-cell table:style-name="ce35" table:formula="of:=[.C114]+1909.77" office:value-type="float" office:value="11458.61" calcext:value-type="float">
            <text:p>11.458,61</text:p>
          </table:table-cell>
          <table:table-cell table:style-name="ce35" table:formula="of:=[.C114]+4774.42" office:value-type="float" office:value="14323.26" calcext:value-type="float">
            <text:p>14.323,26</text:p>
          </table:table-cell>
          <table:table-cell table:style-name="ce56" table:formula="of:=[.C114]+10981.17" office:value-type="float" office:value="20530.01" calcext:value-type="float">
            <text:p>20.530,01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D IV</text:p>
          </table:table-cell>
          <table:table-cell table:style-name="ce13" office:value-type="float" office:value="4" calcext:value-type="float">
            <text:p>4</text:p>
          </table:table-cell>
          <table:table-cell table:style-name="ce35" office:value-type="float" office:value="8680.76" calcext:value-type="float">
            <text:p>8.680,76</text:p>
          </table:table-cell>
          <table:table-cell table:style-name="ce35" table:formula="of:=[.C115]+868.08" office:value-type="float" office:value="9548.84" calcext:value-type="float">
            <text:p>9.548,84</text:p>
          </table:table-cell>
          <table:table-cell table:style-name="ce35" table:formula="of:=[.C115]+1736.15" office:value-type="float" office:value="10416.91" calcext:value-type="float">
            <text:p>10.416,91</text:p>
          </table:table-cell>
          <table:table-cell table:style-name="ce35" table:formula="of:=[.C115]+4340.38" office:value-type="float" office:value="13021.14" calcext:value-type="float">
            <text:p>13.021,14</text:p>
          </table:table-cell>
          <table:table-cell table:style-name="ce56" table:formula="of:=[.C115]+9982.88" office:value-type="float" office:value="18663.64" calcext:value-type="float">
            <text:p>18.663,64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D IV</text:p>
          </table:table-cell>
          <table:table-cell table:style-name="ce13" office:value-type="float" office:value="3" calcext:value-type="float">
            <text:p>3</text:p>
          </table:table-cell>
          <table:table-cell table:style-name="ce35" office:value-type="float" office:value="8346.89" calcext:value-type="float">
            <text:p>8.346,89</text:p>
          </table:table-cell>
          <table:table-cell table:style-name="ce35" table:formula="of:=[.C116]+834.69" office:value-type="float" office:value="9181.58" calcext:value-type="float">
            <text:p>9.181,58</text:p>
          </table:table-cell>
          <table:table-cell table:style-name="ce35" table:formula="of:=[.C116]+1669.38" office:value-type="float" office:value="10016.27" calcext:value-type="float">
            <text:p>10.016,27</text:p>
          </table:table-cell>
          <table:table-cell table:style-name="ce35" table:formula="of:=[.C116]+4173.44" office:value-type="float" office:value="12520.33" calcext:value-type="float">
            <text:p>12.520,33</text:p>
          </table:table-cell>
          <table:table-cell table:style-name="ce56" table:formula="of:=[.C116]+9598.92" office:value-type="float" office:value="17945.81" calcext:value-type="float">
            <text:p>17.945,81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D IV</text:p>
          </table:table-cell>
          <table:table-cell table:style-name="ce13" office:value-type="float" office:value="2" calcext:value-type="float">
            <text:p>2</text:p>
          </table:table-cell>
          <table:table-cell table:style-name="ce35" office:value-type="float" office:value="8025.86" calcext:value-type="float">
            <text:p>8.025,86</text:p>
          </table:table-cell>
          <table:table-cell table:style-name="ce35" table:formula="of:=[.C117]+802.59" office:value-type="float" office:value="8828.45" calcext:value-type="float">
            <text:p>8.828,45</text:p>
          </table:table-cell>
          <table:table-cell table:style-name="ce35" table:formula="of:=[.C117]+1605.17" office:value-type="float" office:value="9631.03" calcext:value-type="float">
            <text:p>9.631,03</text:p>
          </table:table-cell>
          <table:table-cell table:style-name="ce35" table:formula="of:=[.C117]+4012.93" office:value-type="float" office:value="12038.79" calcext:value-type="float">
            <text:p>12.038,79</text:p>
          </table:table-cell>
          <table:table-cell table:style-name="ce56" table:formula="of:=[.C117]+9229.73" office:value-type="float" office:value="17255.59" calcext:value-type="float">
            <text:p>17.255,59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D IV</text:p>
          </table:table-cell>
          <table:table-cell table:style-name="ce13" office:value-type="float" office:value="1" calcext:value-type="float">
            <text:p>1</text:p>
          </table:table-cell>
          <table:table-cell table:style-name="ce35" office:value-type="float" office:value="7717.17" calcext:value-type="float">
            <text:p>7.717,17</text:p>
          </table:table-cell>
          <table:table-cell table:style-name="ce35" table:formula="of:=[.C118]+771.72" office:value-type="float" office:value="8488.89" calcext:value-type="float">
            <text:p>8.488,89</text:p>
          </table:table-cell>
          <table:table-cell table:style-name="ce35" table:formula="of:=[.C118]+1543.43" office:value-type="float" office:value="9260.6" calcext:value-type="float">
            <text:p>9.260,60</text:p>
          </table:table-cell>
          <table:table-cell table:style-name="ce35" table:formula="of:=[.C118]+3858.58" office:value-type="float" office:value="11575.75" calcext:value-type="float">
            <text:p>11.575,75</text:p>
          </table:table-cell>
          <table:table-cell table:style-name="ce56" table:formula="of:=[.C118]+8874.74" office:value-type="float" office:value="16591.91" calcext:value-type="float">
            <text:p>16.591,91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D III</text:p>
          </table:table-cell>
          <table:table-cell table:style-name="ce13" office:value-type="float" office:value="4" calcext:value-type="float">
            <text:p>4</text:p>
          </table:table-cell>
          <table:table-cell table:style-name="ce35" office:value-type="float" office:value="6173.73" calcext:value-type="float">
            <text:p>6.173,73</text:p>
          </table:table-cell>
          <table:table-cell table:style-name="ce35" table:formula="of:=[.C119]+617.37" office:value-type="float" office:value="6791.1" calcext:value-type="float">
            <text:p>6.791,10</text:p>
          </table:table-cell>
          <table:table-cell table:style-name="ce35" table:formula="of:=[.C119]+1234.75" office:value-type="float" office:value="7408.48" calcext:value-type="float">
            <text:p>7.408,48</text:p>
          </table:table-cell>
          <table:table-cell table:style-name="ce35" table:formula="of:=[.C119]+3086.87" office:value-type="float" office:value="9260.6" calcext:value-type="float">
            <text:p>9.260,60</text:p>
          </table:table-cell>
          <table:table-cell table:style-name="ce56" table:formula="of:=[.C119]+7099.79" office:value-type="float" office:value="13273.52" calcext:value-type="float">
            <text:p>13.273,52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D III</text:p>
          </table:table-cell>
          <table:table-cell table:style-name="ce13" office:value-type="float" office:value="3" calcext:value-type="float">
            <text:p>3</text:p>
          </table:table-cell>
          <table:table-cell table:style-name="ce35" office:value-type="float" office:value="5936.28" calcext:value-type="float">
            <text:p>5.936,28</text:p>
          </table:table-cell>
          <table:table-cell table:style-name="ce35" table:formula="of:=[.C120]+593.63" office:value-type="float" office:value="6529.91" calcext:value-type="float">
            <text:p>6.529,91</text:p>
          </table:table-cell>
          <table:table-cell table:style-name="ce35" table:formula="of:=[.C120]+1187.26" office:value-type="float" office:value="7123.54" calcext:value-type="float">
            <text:p>7.123,54</text:p>
          </table:table-cell>
          <table:table-cell table:style-name="ce35" table:formula="of:=[.C120]+2968.14" office:value-type="float" office:value="8904.42" calcext:value-type="float">
            <text:p>8.904,42</text:p>
          </table:table-cell>
          <table:table-cell table:style-name="ce56" table:formula="of:=[.C120]+6826.73" office:value-type="float" office:value="12763.01" calcext:value-type="float">
            <text:p>12.763,01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D III</text:p>
          </table:table-cell>
          <table:table-cell table:style-name="ce13" office:value-type="float" office:value="2" calcext:value-type="float">
            <text:p>2</text:p>
          </table:table-cell>
          <table:table-cell table:style-name="ce35" office:value-type="float" office:value="5707.96" calcext:value-type="float">
            <text:p>5.707,96</text:p>
          </table:table-cell>
          <table:table-cell table:style-name="ce35" table:formula="of:=[.C121]+570.8" office:value-type="float" office:value="6278.76" calcext:value-type="float">
            <text:p>6.278,76</text:p>
          </table:table-cell>
          <table:table-cell table:style-name="ce35" table:formula="of:=[.C121]+1141.59" office:value-type="float" office:value="6849.55" calcext:value-type="float">
            <text:p>6.849,55</text:p>
          </table:table-cell>
          <table:table-cell table:style-name="ce35" table:formula="of:=[.C121]+2853.98" office:value-type="float" office:value="8561.94" calcext:value-type="float">
            <text:p>8.561,94</text:p>
          </table:table-cell>
          <table:table-cell table:style-name="ce56" table:formula="of:=[.C121]+6564.16" office:value-type="float" office:value="12272.12" calcext:value-type="float">
            <text:p>12.272,12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D III</text:p>
          </table:table-cell>
          <table:table-cell table:style-name="ce13" office:value-type="float" office:value="1" calcext:value-type="float">
            <text:p>1</text:p>
          </table:table-cell>
          <table:table-cell table:style-name="ce35" office:value-type="float" office:value="5488.43" calcext:value-type="float">
            <text:p>5.488,43</text:p>
          </table:table-cell>
          <table:table-cell table:style-name="ce35" table:formula="of:=[.C122]+548.84" office:value-type="float" office:value="6037.27" calcext:value-type="float">
            <text:p>6.037,27</text:p>
          </table:table-cell>
          <table:table-cell table:style-name="ce35" table:formula="of:=[.C122]+1097.69" office:value-type="float" office:value="6586.12" calcext:value-type="float">
            <text:p>6.586,12</text:p>
          </table:table-cell>
          <table:table-cell table:style-name="ce35" table:formula="of:=[.C122]+2744.21" office:value-type="float" office:value="8232.64" calcext:value-type="float">
            <text:p>8.232,64</text:p>
          </table:table-cell>
          <table:table-cell table:style-name="ce56" table:formula="of:=[.C122]+6311.69" office:value-type="float" office:value="11800.12" calcext:value-type="float">
            <text:p>11.800,12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D II</text:p>
          </table:table-cell>
          <table:table-cell table:style-name="ce13" office:value-type="float" office:value="2" calcext:value-type="float">
            <text:p>2</text:p>
          </table:table-cell>
          <table:table-cell table:style-name="ce35" office:value-type="float" office:value="5202.3" calcext:value-type="float">
            <text:p>5.202,30</text:p>
          </table:table-cell>
          <table:table-cell table:style-name="ce35" table:formula="of:=[.C123]+520.23" office:value-type="float" office:value="5722.53" calcext:value-type="float">
            <text:p>5.722,53</text:p>
          </table:table-cell>
          <table:table-cell table:style-name="ce35" table:formula="of:=[.C123]+1040.46" office:value-type="float" office:value="6242.76" calcext:value-type="float">
            <text:p>6.242,76</text:p>
          </table:table-cell>
          <table:table-cell table:style-name="ce35" table:formula="of:=[.C123]+2601.15" office:value-type="float" office:value="7803.45" calcext:value-type="float">
            <text:p>7.803,45</text:p>
          </table:table-cell>
          <table:table-cell table:style-name="ce56" table:formula="of:=[.C123]+5982.65" office:value-type="float" office:value="11184.95" calcext:value-type="float">
            <text:p>11.184,95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D II</text:p>
          </table:table-cell>
          <table:table-cell table:style-name="ce13" office:value-type="float" office:value="1" calcext:value-type="float">
            <text:p>1</text:p>
          </table:table-cell>
          <table:table-cell table:style-name="ce35" office:value-type="float" office:value="4954.57" calcext:value-type="float">
            <text:p>4.954,57</text:p>
          </table:table-cell>
          <table:table-cell table:style-name="ce35" table:formula="of:=[.C124]+495.46" office:value-type="float" office:value="5450.03" calcext:value-type="float">
            <text:p>5.450,03</text:p>
          </table:table-cell>
          <table:table-cell table:style-name="ce35" table:formula="of:=[.C124]+990.91" office:value-type="float" office:value="5945.48" calcext:value-type="float">
            <text:p>5.945,48</text:p>
          </table:table-cell>
          <table:table-cell table:style-name="ce35" table:formula="of:=[.C124]+2477.29" office:value-type="float" office:value="7431.86" calcext:value-type="float">
            <text:p>7.431,86</text:p>
          </table:table-cell>
          <table:table-cell table:style-name="ce56" table:formula="of:=[.C124]+5697.76" office:value-type="float" office:value="10652.33" calcext:value-type="float">
            <text:p>10.652,33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D I</text:p>
          </table:table-cell>
          <table:table-cell table:style-name="ce13" office:value-type="float" office:value="2" calcext:value-type="float">
            <text:p>2</text:p>
          </table:table-cell>
          <table:table-cell table:style-name="ce31" office:value-type="float" office:value="4696.28" calcext:value-type="float">
            <text:p>4.696,28</text:p>
          </table:table-cell>
          <table:table-cell table:style-name="ce43" table:formula="of:=[.C125]+469.63" office:value-type="float" office:value="5165.91" calcext:value-type="float">
            <text:p>5.165,91 </text:p>
          </table:table-cell>
          <table:table-cell table:style-name="ce43" table:formula="of:=[.C125]+939.26" office:value-type="float" office:value="5635.54" calcext:value-type="float">
            <text:p>5.635,54 </text:p>
          </table:table-cell>
          <table:table-cell table:style-name="ce35" table:formula="of:=[.C125]+2348.14" office:value-type="float" office:value="7044.42" calcext:value-type="float">
            <text:p>7.044,42</text:p>
          </table:table-cell>
          <table:table-cell table:style-name="ce56" table:formula="of:=[.C125]+5400.72" office:value-type="float" office:value="10097" calcext:value-type="float">
            <text:p>10.097,00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D I</text:p>
          </table:table-cell>
          <table:table-cell table:style-name="ce18" office:value-type="float" office:value="1" calcext:value-type="float">
            <text:p>1</text:p>
          </table:table-cell>
          <table:table-cell table:style-name="ce36" office:value-type="float" office:value="4472.64" calcext:value-type="float">
            <text:p>4472,64</text:p>
          </table:table-cell>
          <table:table-cell table:style-name="ce44" table:formula="of:=[.C126]+447.26" office:value-type="float" office:value="4919.9" calcext:value-type="float">
            <text:p>4919,9</text:p>
          </table:table-cell>
          <table:table-cell table:style-name="ce44" table:formula="of:=[.C126]+894.53" office:value-type="float" office:value="5367.17" calcext:value-type="float">
            <text:p>5367,17</text:p>
          </table:table-cell>
          <table:table-cell table:style-name="ce45" table:formula="of:=[.C126]+2236.32" office:value-type="float" office:value="6708.96" calcext:value-type="float">
            <text:p>6.708,96</text:p>
          </table:table-cell>
          <table:table-cell table:style-name="ce57" table:formula="of:=[.C126]+5143.54" office:value-type="float" office:value="9616.18" calcext:value-type="float">
            <text:p>9.616,18</text:p>
          </table:table-cell>
          <table:table-cell table:number-columns-repeated="1017"/>
        </table:table-row>
        <table:table-row table:style-name="ro3" table:number-rows-repeated="1048447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Arial3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4P0" style:volatile="true">
      <number:currency-symbol>R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14P1" style:volatile="true">
      <number:text>-</number:text>
      <number:currency-symbol>R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14P2" style:volatile="true">
      <number:currency-symbol>R$</number:currency-symbol>
      <number:text> -</number:text>
      <number:number number:decimal-places="0" loext:min-decimal-places="0" number:min-integer-digits="2"/>
      <number:text> </number:text>
    </number:currency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currency-style style:name="N111">
      <number:currency-symbol>R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12">
      <number:text>-</number:text>
      <number:currency-symbol>R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13">
      <number:currency-symbol>R$</number:currency-symbol>
      <number:text> -</number:text>
      <number:number number:decimal-places="0" loext:min-decimal-places="0" number:min-integer-digits="2"/>
      <number:text> </number:text>
    </number:currency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2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">
      <number:text> (</number:text>
      <number:number number:decimal-places="2" loext:min-decimal-places="2" number:min-integer-digits="1" number:grouping="true"/>
      <number:text>)</number:text>
    </number:number-style>
    <number:number-style style:name="N125">
      <number:text>-</number:text>
      <number:number number:decimal-places="0" loext:min-decimal-places="0" number:min-integer-digits="2"/>
      <number:text> </number:text>
    </number:number-style>
    <number:number-style style:name="N126P0" style:volatile="true">
      <number:number number:decimal-places="2" loext:min-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number:text>-</number:text>
      <number:number number:decimal-places="0" loext:min-decimal-places="0" number:min-integer-digits="2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number number:decimal-places="2" loext:min-decimal-places="2" number:min-integer-digits="1" number:grouping="true"/>
      <number:text> </number:text>
    </number:number-style>
    <number:number-style style:name="N127">
      <number:text>-</number:text>
      <number:number number:decimal-places="2" loext:min-decimal-places="2" number:min-integer-digits="1" number:grouping="true"/>
      <number:text> </number:text>
      <style:map style:condition="value()&gt;=0" style:apply-style-name="N127P0"/>
    </number:number-style>
    <number:number-style style:name="N10107" number:language="pt" number:country="BR">
      <number:number number:decimal-places="2" loext:min-decimal-places="2" number:min-integer-digits="1" number:grouping="true"/>
      <number:text> </number:text>
    </number:number-style>
    <number:number-style style:name="N10108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08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08P0"/>
    </number:number-style>
    <number:currency-style style:name="N2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2P0"/>
    </number:currency-style>
    <number:currency-style style:name="N2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3P0"/>
    </number:currency-style>
    <number:currency-style style:name="N2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5P0"/>
    </number:currency-style>
    <number:currency-style style:name="N2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6P0"/>
    </number:currency-style>
    <number:date-style style:name="N20127" number:language="en" number:country="US">
      <number:month/>
      <number:text>/</number:text>
      <number:day/>
      <number:text>/</number:text>
      <number:year number:style="long"/>
    </number:date-style>
    <number:date-style style:name="N20128" number:language="en" number:country="US">
      <number:day/>
      <number:text>-</number:text>
      <number:month number:textual="true"/>
      <number:text>-</number:text>
      <number:year/>
    </number:date-style>
    <number:date-style style:name="N20129" number:language="en" number:country="US">
      <number:day/>
      <number:text>-</number:text>
      <number:month number:textual="true"/>
    </number:date-style>
    <number:date-style style:name="N20130" number:language="en" number:country="US">
      <number:month number:textual="true"/>
      <number:text>-</number:text>
      <number:year/>
    </number:date-style>
    <number:time-style style:name="N20131" number:language="en" number:country="US">
      <number:hours/>
      <number:text>:</number:text>
      <number:minutes number:style="long"/>
      <number:text> </number:text>
      <number:am-pm/>
    </number:time-style>
    <number:time-style style:name="N2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3" number:language="en" number:country="US">
      <number:hours/>
      <number:text>:</number:text>
      <number:minutes number:style="long"/>
    </number:time-style>
    <number:time-style style:name="N2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7P0"/>
    </number:number-style>
    <number:number-style style:name="N2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9P0"/>
    </number:number-style>
    <number:number-style style:name="N2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143P2" style:volatile="true" number:language="en" number:country="US">
      <loext:fill-character> </loext:fill-character>
      <number:text>- </number:text>
    </number:number-style>
    <number:text-style style:name="N20143" number:language="en" number:country="US">
      <number:text-content/>
      <number:text> </number:text>
      <style:map style:condition="value()&gt;0" style:apply-style-name="N20143P0"/>
      <style:map style:condition="value()&lt;0" style:apply-style-name="N20143P1"/>
      <style:map style:condition="value()=0" style:apply-style-name="N20143P2"/>
    </number:text-style>
    <number:currency-style style:name="N2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0147P2" style:volatile="true" number:language="en" number:country="US">
      <number:currency-symbol/>
      <loext:fill-character> </loext:fill-character>
      <number:text>- </number:text>
    </number:currency-style>
    <number:text-style style:name="N20147" number:language="en" number:country="US">
      <number:text-content/>
      <number:text> </number:text>
      <style:map style:condition="value()&gt;0" style:apply-style-name="N20147P0"/>
      <style:map style:condition="value()&lt;0" style:apply-style-name="N20147P1"/>
      <style:map style:condition="value()=0" style:apply-style-name="N20147P2"/>
    </number:text-style>
    <number:number-style style:name="N2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51" number:language="en" number:country="US">
      <number:text-content/>
      <number:text> </number:text>
      <style:map style:condition="value()&gt;0" style:apply-style-name="N20151P0"/>
      <style:map style:condition="value()&lt;0" style:apply-style-name="N20151P1"/>
      <style:map style:condition="value()=0" style:apply-style-name="N20151P2"/>
    </number:text-style>
    <number:currency-style style:name="N2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0155" number:language="en" number:country="US"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number:number-style style:name="N20156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56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56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Normal_20_5" style:display-name="Normal 5" style:family="table-cell" style:parent-style-name="Default" style:data-style-name="N0">
      <style:table-cell-properties fo:background-color="transparent" style:vertical-align="automatic"/>
      <style:text-properties style:font-name="Arial1" fo:font-family="Arial1" fo:font-size="10pt" style:font-name-asian="Arial1" style:font-family-asian="Arial1" style:font-size-asian="10pt" style:font-name-complex="Arial1" style:font-family-complex="Arial1" style:font-size-complex="10pt"/>
    </style:style>
    <style:style style:name="Separador_20_de_20_milhares_20_3" style:display-name="Separador de milhares 3" style:family="table-cell" style:parent-style-name="Default" style:data-style-name="N110">
      <style:table-cell-properties fo:background-color="transparent" style:vertical-align="automatic"/>
    </style:style>
    <style:style style:name="Moeda" style:family="table-cell" style:parent-style-name="Default" style:data-style-name="N114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9">00/00/0000</text:date>, <text:time style:data-style-name="N2" text:time-value="13:29:27.11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Windows_x86 LibreOffice_project/2b9802c1994aa0b7dc6079e128979269cf95bc78</meta:generator>
    <meta:initial-creator>demon</meta:initial-creator>
    <meta:creation-date>2017-11-23T11:55:04Z</meta:creation-date>
    <dc:date>2017-12-09T13:42:48.323000000</dc:date>
    <meta:editing-cycles>32</meta:editing-cycles>
    <meta:editing-duration>PT2H54M55S</meta:editing-duration>
    <meta:document-statistic meta:table-count="1" meta:cell-count="88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